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2mm"/>
    </style:style>
    <style:style style:name="co2" style:family="table-column">
      <style:table-column-properties fo:break-before="auto" style:column-width="7.32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3.46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1.77mm"/>
    </style:style>
    <style:style style:name="co9" style:family="table-column">
      <style:table-column-properties fo:break-before="auto" style:column-width="82.43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8.64mm"/>
    </style:style>
    <style:style style:name="co12" style:family="table-column">
      <style:table-column-properties fo:break-before="auto" style:column-width="14.59mm"/>
    </style:style>
    <style:style style:name="co13" style:family="table-column">
      <style:table-column-properties fo:break-before="auto" style:column-width="21.98mm"/>
    </style:style>
    <style:style style:name="co14" style:family="table-column">
      <style:table-column-properties fo:break-before="auto" style:column-width="71.4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ROT">
      <style:table-properties table:display="true" style:writing-mode="lr-tb"/>
    </style:style>
    <style:style style:name="ta2" style:family="table" style:master-page-name="PageStyle_5f_HY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2.49pt solid #ff0000" style:direction="ltr" fo:padding="0.71mm" fo:border-right="none" style:rotation-angle="0" style:rotation-align="none" style:shrink-to-fit="false" fo:border-top="2.49pt solid #ff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ff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0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ff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21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2.49pt solid #ff0000" style:rotation-angle="0" style:rotation-align="none" style:shrink-to-fit="false" fo:border-top="2.49pt solid #ff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2.49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2.49pt solid #333333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3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1.76pt solid #333333" style:direction="ltr" fo:padding="0.71mm" fo:border-right="none" style:rotation-angle="0" style:rotation-align="none" style:shrink-to-fit="false" fo:border-top="1.76pt solid #333333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23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1.76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23">
      <style:table-cell-properties style:glyph-orientation-vertical="0" fo:border-bottom="1.76pt solid #333333" fo:background-color="#ccffff" style:diagonal-bl-tr="none" style:diagonal-tl-br="none" style:text-align-source="fix" style:repeat-content="false" fo:wrap-option="no-wrap" fo:border-left="1.76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0.74pt solid #969696" style:direction="ltr" fo:padding="0.71mm" fo:border-right="2.49pt solid #333333" style:rotation-angle="0" style:rotation-align="none" style:shrink-to-fit="false" fo:border-top="2.49pt solid #333333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2.49pt solid #333333" fo:background-color="#ccffcc" style:diagonal-bl-tr="none" style:diagonal-tl-br="none" style:text-align-source="fix" style:repeat-content="false" fo:wrap-option="no-wrap" fo:border-left="0.74pt solid #969696" style:direction="ltr" fo:padding="0.71mm" fo:border-right="2.49pt solid #333333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9pt solid #0000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33333" style:vertical-align="automatic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1.76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1.76pt solid #333333" style:rotation-angle="0" style:rotation-align="none" style:shrink-to-fit="false" fo:border-top="1.76pt solid #333333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1.76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333333" fo:background-color="#ccffff" style:diagonal-bl-tr="none" style:diagonal-tl-br="none" style:text-align-source="fix" style:repeat-content="false" fo:wrap-option="no-wrap" fo:border-left="none" style:direction="ltr" fo:padding="0.71mm" fo:border-right="1.76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24">
      <style:table-cell-properties fo:padding="0.71mm"/>
    </style:style>
    <style:style style:name="ce38" style:family="table-cell" style:parent-style-name="Default" style:data-style-name="N120">
      <style:table-cell-properties fo:padding="0.71mm"/>
    </style:style>
    <style:style style:name="ce39" style:family="table-cell" style:parent-style-name="Default" style:data-style-name="N120">
      <style:table-cell-properties fo:background-color="#c0c0c0" fo:padding="0.71mm"/>
    </style:style>
    <style:style style:name="ce40" style:family="table-cell" style:parent-style-name="Default">
      <style:table-cell-properties fo:padding="0.71mm"/>
    </style:style>
    <style:style style:name="ce41" style:family="table-cell" style:parent-style-name="Default" style:data-style-name="N120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20">
      <style:table-cell-properties style:glyph-orientation-vertical="0" fo:border-bottom="2.49pt solid #ff0000" fo:background-color="#ffffff" style:diagonal-bl-tr="none" style:diagonal-tl-br="none" style:text-align-source="fix" style:repeat-content="false" fo:wrap-option="no-wrap" fo:border-left="none" style:direction="ltr" fo:padding="0.71mm" fo:border-right="2.49pt solid #ff0000" style:rotation-angle="0" style:rotation-align="none" style:shrink-to-fit="false" fo:border-top="2.49pt solid #ff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2.49pt solid #333333" fo:background-color="#ccffcc" style:diagonal-bl-tr="none" style:diagonal-tl-br="none" style:text-align-source="fix" style:repeat-content="false" fo:wrap-option="no-wrap" fo:border-left="2.49pt solid #333333" style:direction="ltr" fo:padding="0.71mm" fo:border-right="none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969696" fo:background-color="#ccffcc" style:diagonal-bl-tr="none" style:diagonal-tl-br="none" style:text-align-source="fix" style:repeat-content="false" fo:wrap-option="no-wrap" fo:border-left="0.74pt solid #969696" style:direction="ltr" fo:padding="0.71mm" fo:border-right="2.49pt solid #333333" style:rotation-angle="0" style:rotation-align="none" style:shrink-to-fit="false" fo:border-top="0.74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RO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5"/>
        <table:table-column table:style-name="co10" table:default-cell-style-name="ce13"/>
        <table:table-column table:style-name="co6" table:default-cell-style-name="ce11"/>
        <table:table-column table:style-name="co6" table:default-cell-style-name="ce5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9" office:value-type="string" calcext:value-type="string">
            <text:p>angle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arctan values</text:p>
          </table:table-cell>
          <table:table-cell table:style-name="ce15"/>
          <table:table-cell table:style-name="ce16"/>
          <table:table-cell table:style-name="ce17" office:value-type="string" calcext:value-type="string">
            <text:p>Specified Angle =</text:p>
          </table:table-cell>
          <table:table-cell table:style-name="ce18" office:value-type="float" office:value="0.00153398083057255" calcext:value-type="float">
            <text:p>0,001534</text:p>
          </table:table-cell>
          <table:table-cell table:style-name="ce25" table:formula="of:=&quot; = &quot;&amp;TEXT(180/PI()*angle;&quot;0.00&quot;)&amp;&quot; degrees.&quot;" office:value-type="string" office:string-value=" = 0,09 degrees." calcext:value-type="string">
            <text:p><text:s/>= 0,09 degrees.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float" office:value="0.607252935008881" calcext:value-type="float">
            <text:p>0,607253</text:p>
          </table:table-cell>
          <table:table-cell table:style-name="ce6" office:value-type="float" office:value="0" calcext:value-type="float">
            <text:p>0,0000000</text:p>
          </table:table-cell>
          <table:table-cell table:formula="of:=[.K1]" office:value-type="float" office:value="0.00153398083057255" calcext:value-type="float">
            <text:p>0,00153398083</text:p>
          </table:table-cell>
          <table:table-cell table:style-name="ce1"/>
          <table:table-cell table:style-name="ce13"/>
          <table:table-cell table:style-name="Default" table:number-columns-repeated="3"/>
          <table:table-cell table:style-name="ce14" table:formula="of:=COS([.K1])" office:value-type="float" office:value="0.999998823451636" calcext:value-type="float">
            <text:p>0,9999988235</text:p>
          </table:table-cell>
          <table:table-cell table:style-name="ce14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F([.E2]&gt;0;1;-1)" office:value-type="float" office:value="1" calcext:value-type="float">
            <text:p>1</text:p>
          </table:table-cell>
          <table:table-cell table:style-name="ce4" table:formula="of:=[.C2] - ([.D2] * 2^(-n) * d)" office:value-type="float" office:value="0.607252935008881" calcext:value-type="float">
            <text:p>0,60725294</text:p>
          </table:table-cell>
          <table:table-cell table:style-name="ce7" table:formula="of:= [.D2]+[.C2]*2^(-n)*d" office:value-type="float" office:value="0.607252935008881" calcext:value-type="float">
            <text:p>0,6072529</text:p>
          </table:table-cell>
          <table:table-cell table:formula="of:=[.E2]-d*[.G3]" office:value-type="float" office:value="-0.783864182566876" calcext:value-type="float">
            <text:p>-0,78386418257</text:p>
          </table:table-cell>
          <table:table-cell table:formula="of:=1/SQRT(1+2^(-2*n))" office:value-type="float" office:value="0.707106781186547" calcext:value-type="float">
            <text:p>0,7071</text:p>
          </table:table-cell>
          <table:table-cell table:style-name="ce13" table:formula="of:=ATAN(1/2^n)" office:value-type="float" office:value="0.785398163397448" calcext:value-type="float">
            <text:p>0,7853981634</text:p>
          </table:table-cell>
          <table:table-cell table:style-name="Default" table:number-columns-repeated="3"/>
          <table:table-cell table:style-name="ce19" office:value-type="string" calcext:value-type="string">
            <text:p>Note<text:span text:style-name="T1">:</text:span></text:p>
          </table:table-cell>
          <table:table-cell table:style-name="ce26" table:formula="of:=&quot;cos(&quot;&amp;TEXT(180/PI()*[.E23];&quot;0.00&quot;)&amp;&quot;) = &quot;&amp;TEXT([.C23];&quot;0.00000&quot;)" office:value-type="string" office:string-value="cos(0,00) = 000.001" calcext:value-type="string">
            <text:p>cos(0,00) = 000.001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3]" office:value-type="float" office:value="1" calcext:value-type="float">
            <text:p>1</text:p>
          </table:table-cell>
          <table:table-cell table:formula="of:=IF([.E3]&gt;0;1;-1)" office:value-type="float" office:value="-1" calcext:value-type="float">
            <text:p>-1</text:p>
          </table:table-cell>
          <table:table-cell table:style-name="ce4" table:formula="of:=[.C3] - ([.D3] * 2^(-n) * d)" office:value-type="float" office:value="0.910879402513321" calcext:value-type="float">
            <text:p>0,91087940</text:p>
          </table:table-cell>
          <table:table-cell table:style-name="ce7" table:formula="of:= [.D3]+[.C3]*2^(-n)*d" office:value-type="float" office:value="0.30362646750444" calcext:value-type="float">
            <text:p>0,3036265</text:p>
          </table:table-cell>
          <table:table-cell table:formula="of:=[.E3]-d*[.G4]" office:value-type="float" office:value="-0.32021657356607" calcext:value-type="float">
            <text:p>-0,32021657357</text:p>
          </table:table-cell>
          <table:table-cell table:formula="of:=1/SQRT(1+2^(-2*n))" office:value-type="float" office:value="0.894427190999916" calcext:value-type="float">
            <text:p>0,8944</text:p>
          </table:table-cell>
          <table:table-cell table:style-name="ce13" table:formula="of:=ATAN(1/2^n)" office:value-type="float" office:value="0.463647609000806" calcext:value-type="float">
            <text:p>0,4636476090</text:p>
          </table:table-cell>
          <table:table-cell table:style-name="Default" table:number-columns-repeated="3"/>
          <table:table-cell table:style-name="ce20"/>
          <table:table-cell table:style-name="ce27" table:formula="of:=&quot;sin(&quot;&amp;TEXT(180/PI()*[.E23];&quot;0.00&quot;)&amp;&quot;) = &quot;&amp;TEXT([.D23];&quot;0.00000&quot;)" office:value-type="string" office:string-value="sin(0,00) = 000.000" calcext:value-type="string">
            <text:p>sin(0,00) = 000.00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4]" office:value-type="float" office:value="2" calcext:value-type="float">
            <text:p>2</text:p>
          </table:table-cell>
          <table:table-cell table:formula="of:=IF([.E4]&gt;0;1;-1)" office:value-type="float" office:value="-1" calcext:value-type="float">
            <text:p>-1</text:p>
          </table:table-cell>
          <table:table-cell table:style-name="ce4" table:formula="of:=[.C4] - ([.D4] * 2^(-n) * d)" office:value-type="float" office:value="0.986786019389432" calcext:value-type="float">
            <text:p>0,98678602</text:p>
          </table:table-cell>
          <table:table-cell table:style-name="ce7" table:formula="of:= [.D4]+[.C4]*2^(-n)*d" office:value-type="float" office:value="0.0759066168761101" calcext:value-type="float">
            <text:p>0,0759066</text:p>
          </table:table-cell>
          <table:table-cell table:formula="of:=[.E4]-d*[.G5]" office:value-type="float" office:value="-0.0752379104392055" calcext:value-type="float">
            <text:p>-0,07523791044</text:p>
          </table:table-cell>
          <table:table-cell table:formula="of:=1/SQRT(1+2^(-2*n))" office:value-type="float" office:value="0.970142500145332" calcext:value-type="float">
            <text:p>0,9701</text:p>
          </table:table-cell>
          <table:table-cell table:style-name="ce13" table:formula="of:=ATAN(1/2^n)" office:value-type="float" office:value="0.244978663126864" calcext:value-type="float">
            <text:p>0,244978663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formula="of:=1+[.A5]" office:value-type="float" office:value="3" calcext:value-type="float">
            <text:p>3</text:p>
          </table:table-cell>
          <table:table-cell table:formula="of:=IF([.E5]&gt;0;1;-1)" office:value-type="float" office:value="-1" calcext:value-type="float">
            <text:p>-1</text:p>
          </table:table-cell>
          <table:table-cell table:style-name="ce4" table:formula="of:=[.C5] - ([.D5] * 2^(-n) * d)" office:value-type="float" office:value="0.996274346498945" calcext:value-type="float">
            <text:p>0,99627435</text:p>
          </table:table-cell>
          <table:table-cell table:style-name="ce7" table:formula="of:= [.D5]+[.C5]*2^(-n)*d" office:value-type="float" office:value="-0.0474416355475688" calcext:value-type="float">
            <text:p>-0,0474416</text:p>
          </table:table-cell>
          <table:table-cell table:formula="of:=[.E5]-d*[.G6]" office:value-type="float" office:value="0.0491170841075559" calcext:value-type="float">
            <text:p>0,04911708411</text:p>
          </table:table-cell>
          <table:table-cell table:formula="of:=1/SQRT(1+2^(-2*n))" office:value-type="float" office:value="0.992277876713668" calcext:value-type="float">
            <text:p>0,9923</text:p>
          </table:table-cell>
          <table:table-cell table:style-name="ce13" table:formula="of:=ATAN(1/2^n)" office:value-type="float" office:value="0.124354994546761" calcext:value-type="float">
            <text:p>0,1243549945</text:p>
          </table:table-cell>
          <table:table-cell table:style-name="Default" table:number-columns-repeated="3"/>
          <table:table-cell table:style-name="ce21" office:value-type="string" calcext:value-type="string">
            <text:p>See:</text:p>
          </table:table-cell>
          <table:table-cell table:style-name="ce28" office:value-type="string" calcext:value-type="string">
            <text:p>http://www.gummy-stuff.org/cordic.htm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6]" office:value-type="float" office:value="4" calcext:value-type="float">
            <text:p>4</text:p>
          </table:table-cell>
          <table:table-cell table:formula="of:=IF([.E6]&gt;0;1;-1)" office:value-type="float" office:value="1" calcext:value-type="float">
            <text:p>1</text:p>
          </table:table-cell>
          <table:table-cell table:style-name="ce4" table:formula="of:=[.C6] - ([.D6] * 2^(-n) * d)" office:value-type="float" office:value="0.999239448720669" calcext:value-type="float">
            <text:p>0,99923945</text:p>
          </table:table-cell>
          <table:table-cell table:style-name="ce7" table:formula="of:= [.D6]+[.C6]*2^(-n)*d" office:value-type="float" office:value="0.0148255111086152" calcext:value-type="float">
            <text:p>0,0148255</text:p>
          </table:table-cell>
          <table:table-cell table:formula="of:=[.E6]-d*[.G7]" office:value-type="float" office:value="-0.0133017258884014" calcext:value-type="float">
            <text:p>-0,01330172589</text:p>
          </table:table-cell>
          <table:table-cell table:formula="of:=1/SQRT(1+2^(-2*n))" office:value-type="float" office:value="0.998052578482888" calcext:value-type="float">
            <text:p>0,9981</text:p>
          </table:table-cell>
          <table:table-cell table:style-name="ce13" table:formula="of:=ATAN(1/2^n)" office:value-type="float" office:value="0.0624188099959574" calcext:value-type="float">
            <text:p>0,0624188100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4">
          <table:table-cell table:formula="of:=1+[.A7]" office:value-type="float" office:value="5" calcext:value-type="float">
            <text:p>5</text:p>
          </table:table-cell>
          <table:table-cell table:formula="of:=IF([.E7]&gt;0;1;-1)" office:value-type="float" office:value="-1" calcext:value-type="float">
            <text:p>-1</text:p>
          </table:table-cell>
          <table:table-cell table:style-name="ce4" table:formula="of:=[.C7] - ([.D7] * 2^(-n) * d)" office:value-type="float" office:value="0.999702745942813" calcext:value-type="float">
            <text:p>0,99970275</text:p>
          </table:table-cell>
          <table:table-cell table:style-name="ce7" table:formula="of:= [.D7]+[.C7]*2^(-n)*d" office:value-type="float" office:value="-0.0164007216639056" calcext:value-type="float">
            <text:p>-0,0164007</text:p>
          </table:table-cell>
          <table:table-cell table:formula="of:=[.E7]-d*[.G8]" office:value-type="float" office:value="0.0179381075418669" calcext:value-type="float">
            <text:p>0,01793810754</text:p>
          </table:table-cell>
          <table:table-cell table:formula="of:=1/SQRT(1+2^(-2*n))" office:value-type="float" office:value="0.999512076087079" calcext:value-type="float">
            <text:p>0,9995</text:p>
          </table:table-cell>
          <table:table-cell table:style-name="ce13" table:formula="of:=ATAN(1/2^n)" office:value-type="float" office:value="0.0312398334302683" calcext:value-type="float">
            <text:p>0,0312398334</text:p>
          </table:table-cell>
          <table:table-cell table:style-name="Default" table:number-columns-repeated="3"/>
          <table:table-cell table:style-name="ce14"/>
          <table:table-cell table:style-name="ce29" office:value-type="string" calcext:value-type="string">
            <text:p>Circular Rotation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8]" office:value-type="float" office:value="6" calcext:value-type="float">
            <text:p>6</text:p>
          </table:table-cell>
          <table:table-cell table:formula="of:=IF([.E8]&gt;0;1;-1)" office:value-type="float" office:value="1" calcext:value-type="float">
            <text:p>1</text:p>
          </table:table-cell>
          <table:table-cell table:style-name="ce4" table:formula="of:=[.C8] - ([.D8] * 2^(-n) * d)" office:value-type="float" office:value="0.999959007218811" calcext:value-type="float">
            <text:p>0,99995901</text:p>
          </table:table-cell>
          <table:table-cell table:style-name="ce7" table:formula="of:= [.D8]+[.C8]*2^(-n)*d" office:value-type="float" office:value="-0.0007803662585492" calcext:value-type="float">
            <text:p>-0,0007804</text:p>
          </table:table-cell>
          <table:table-cell table:formula="of:=[.E8]-d*[.G9]" office:value-type="float" office:value="0.00231437892139004" calcext:value-type="float">
            <text:p>0,00231437892</text:p>
          </table:table-cell>
          <table:table-cell table:formula="of:=1/SQRT(1+2^(-2*n))" office:value-type="float" office:value="0.999877952034695" calcext:value-type="float">
            <text:p>0,9999</text:p>
          </table:table-cell>
          <table:table-cell table:style-name="ce13" table:formula="of:=ATAN(1/2^n)" office:value-type="float" office:value="0.0156237286204768" calcext:value-type="float">
            <text:p>0,0156237286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9]" office:value-type="float" office:value="7" calcext:value-type="float">
            <text:p>7</text:p>
          </table:table-cell>
          <table:table-cell table:formula="of:=IF([.E9]&gt;0;1;-1)" office:value-type="float" office:value="1" calcext:value-type="float">
            <text:p>1</text:p>
          </table:table-cell>
          <table:table-cell table:style-name="ce4" table:formula="of:=[.C9] - ([.D9] * 2^(-n) * d)" office:value-type="float" office:value="0.999965103830206" calcext:value-type="float">
            <text:p>0,99996510</text:p>
          </table:table-cell>
          <table:table-cell table:style-name="ce7" table:formula="of:= [.D9]+[.C9]*2^(-n)*d" office:value-type="float" office:value="0.00703181348534776" calcext:value-type="float">
            <text:p>0,0070318</text:p>
          </table:table-cell>
          <table:table-cell table:formula="of:=[.E9]-d*[.G10]" office:value-type="float" office:value="-0.00549796213871107" calcext:value-type="float">
            <text:p>-0,00549796214</text:p>
          </table:table-cell>
          <table:table-cell table:formula="of:=1/SQRT(1+2^(-2*n))" office:value-type="float" office:value="0.999969483818788" calcext:value-type="float">
            <text:p>1,0000</text:p>
          </table:table-cell>
          <table:table-cell table:style-name="ce13" table:formula="of:=ATAN(1/2^n)" office:value-type="float" office:value="0.00781234106010111" calcext:value-type="float">
            <text:p>0,007812341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0]" office:value-type="float" office:value="8" calcext:value-type="float">
            <text:p>8</text:p>
          </table:table-cell>
          <table:table-cell table:formula="of:=IF([.E10]&gt;0;1;-1)" office:value-type="float" office:value="-1" calcext:value-type="float">
            <text:p>-1</text:p>
          </table:table-cell>
          <table:table-cell table:style-name="ce4" table:formula="of:=[.C10] - ([.D10] * 2^(-n) * d)" office:value-type="float" office:value="0.999992571851633" calcext:value-type="float">
            <text:p>0,99999257</text:p>
          </table:table-cell>
          <table:table-cell table:style-name="ce7" table:formula="of:= [.D10]+[.C10]*2^(-n)*d" office:value-type="float" office:value="0.00312569979851102" calcext:value-type="float">
            <text:p>0,0031257</text:p>
          </table:table-cell>
          <table:table-cell table:formula="of:=[.E10]-d*[.G11]" office:value-type="float" office:value="-0.0015917320067441" calcext:value-type="float">
            <text:p>-0,00159173201</text:p>
          </table:table-cell>
          <table:table-cell table:formula="of:=1/SQRT(1+2^(-2*n))" office:value-type="float" office:value="0.999992370692779" calcext:value-type="float">
            <text:p>1,0000</text:p>
          </table:table-cell>
          <table:table-cell table:style-name="ce13" table:formula="of:=ATAN(1/2^n)" office:value-type="float" office:value="0.00390623013196697" calcext:value-type="float">
            <text:p>0,003906230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1]" office:value-type="float" office:value="9" calcext:value-type="float">
            <text:p>9</text:p>
          </table:table-cell>
          <table:table-cell table:formula="of:=IF([.E11]&gt;0;1;-1)" office:value-type="float" office:value="-1" calcext:value-type="float">
            <text:p>-1</text:p>
          </table:table-cell>
          <table:table-cell table:style-name="ce4" table:formula="of:=[.C11] - ([.D11] * 2^(-n) * d)" office:value-type="float" office:value="0.999998676734052" calcext:value-type="float">
            <text:p>0,99999868</text:p>
          </table:table-cell>
          <table:table-cell table:style-name="ce7" table:formula="of:= [.D11]+[.C11]*2^(-n)*d" office:value-type="float" office:value="0.0011725893066133" calcext:value-type="float">
            <text:p>0,0011726</text:p>
          </table:table-cell>
          <table:table-cell table:formula="of:=[.E11]-d*[.G12]" office:value-type="float" office:value="0.000361390509734717" calcext:value-type="float">
            <text:p>0,00036139051</text:p>
          </table:table-cell>
          <table:table-cell table:formula="of:=1/SQRT(1+2^(-2*n))" office:value-type="float" office:value="0.999998092656824" calcext:value-type="float">
            <text:p>1,0000</text:p>
          </table:table-cell>
          <table:table-cell table:style-name="ce13" table:formula="of:=ATAN(1/2^n)" office:value-type="float" office:value="0.00195312251647882" calcext:value-type="float">
            <text:p>0,0019531225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2]" office:value-type="float" office:value="10" calcext:value-type="float">
            <text:p>10</text:p>
          </table:table-cell>
          <table:table-cell table:formula="of:=IF([.E12]&gt;0;1;-1)" office:value-type="float" office:value="1" calcext:value-type="float">
            <text:p>1</text:p>
          </table:table-cell>
          <table:table-cell table:style-name="ce4" table:formula="of:=[.C12] - ([.D12] * 2^(-n) * d)" office:value-type="float" office:value="0.999997531627307" calcext:value-type="float">
            <text:p>0,99999753</text:p>
          </table:table-cell>
          <table:table-cell table:style-name="ce7" table:formula="of:= [.D12]+[.C12]*2^(-n)*d" office:value-type="float" office:value="0.0021491505143614" calcext:value-type="float">
            <text:p>0,0021492</text:p>
          </table:table-cell>
          <table:table-cell table:formula="of:=[.E12]-d*[.G13]" office:value-type="float" office:value="-0.000615171679824602" calcext:value-type="float">
            <text:p>-0,00061517168</text:p>
          </table:table-cell>
          <table:table-cell table:formula="of:=1/SQRT(1+2^(-2*n))" office:value-type="float" office:value="0.999999523163183" calcext:value-type="float">
            <text:p>1,0000</text:p>
          </table:table-cell>
          <table:table-cell table:style-name="ce13" table:formula="of:=ATAN(1/2^n)" office:value-type="float" office:value="0.000976562189559319" calcext:value-type="float">
            <text:p>0,0009765622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3">
          <table:table-cell table:formula="of:=1+[.A13]" office:value-type="float" office:value="11" calcext:value-type="float">
            <text:p>11</text:p>
          </table:table-cell>
          <table:table-cell table:formula="of:=IF([.E13]&gt;0;1;-1)" office:value-type="float" office:value="-1" calcext:value-type="float">
            <text:p>-1</text:p>
          </table:table-cell>
          <table:table-cell table:style-name="ce4" table:formula="of:=[.C13] - ([.D13] * 2^(-n) * d)" office:value-type="float" office:value="0.999998581017207" calcext:value-type="float">
            <text:p>0,99999858</text:p>
          </table:table-cell>
          <table:table-cell table:style-name="ce7" table:formula="of:= [.D13]+[.C13]*2^(-n)*d" office:value-type="float" office:value="0.0016608704696215" calcext:value-type="float">
            <text:p>0,0016609</text:p>
          </table:table-cell>
          <table:table-cell table:formula="of:=[.E13]-d*[.G14]" office:value-type="float" office:value="-0.000126890468629704" calcext:value-type="float">
            <text:p>-0,00012689047</text:p>
          </table:table-cell>
          <table:table-cell table:formula="of:=1/SQRT(1+2^(-2*n))" office:value-type="float" office:value="0.999999880790732" calcext:value-type="float">
            <text:p>1,0000</text:p>
          </table:table-cell>
          <table:table-cell table:style-name="ce13" table:formula="of:=ATAN(1/2^n)" office:value-type="float" office:value="0.000488281211194898" calcext:value-type="float">
            <text:p>0,0004882812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4]" office:value-type="float" office:value="12" calcext:value-type="float">
            <text:p>12</text:p>
          </table:table-cell>
          <table:table-cell table:formula="of:=IF([.E14]&gt;0;1;-1)" office:value-type="float" office:value="-1" calcext:value-type="float">
            <text:p>-1</text:p>
          </table:table-cell>
          <table:table-cell table:style-name="ce4" table:formula="of:=[.C14] - ([.D14] * 2^(-n) * d)" office:value-type="float" office:value="0.999998986503162" calcext:value-type="float">
            <text:p>0,99999899</text:p>
          </table:table-cell>
          <table:table-cell table:style-name="ce7" table:formula="of:= [.D14]+[.C14]*2^(-n)*d" office:value-type="float" office:value="0.00141673019105285" calcext:value-type="float">
            <text:p>0,0014167</text:p>
          </table:table-cell>
          <table:table-cell table:formula="of:=[.E14]-d*[.G15]" office:value-type="float" office:value="0.000117250151519658" calcext:value-type="float">
            <text:p>0,00011725015</text:p>
          </table:table-cell>
          <table:table-cell table:formula="of:=1/SQRT(1+2^(-2*n))" office:value-type="float" office:value="0.999999970197679" calcext:value-type="float">
            <text:p>1,0000</text:p>
          </table:table-cell>
          <table:table-cell table:style-name="ce13" table:formula="of:=ATAN(1/2^n)" office:value-type="float" office:value="0.000244140620149362" calcext:value-type="float">
            <text:p>0,0002441406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5]" office:value-type="float" office:value="13" calcext:value-type="float">
            <text:p>13</text:p>
          </table:table-cell>
          <table:table-cell table:formula="of:=IF([.E15]&gt;0;1;-1)" office:value-type="float" office:value="1" calcext:value-type="float">
            <text:p>1</text:p>
          </table:table-cell>
          <table:table-cell table:style-name="ce4" table:formula="of:=[.C15] - ([.D15] * 2^(-n) * d)" office:value-type="float" office:value="0.999998813562465" calcext:value-type="float">
            <text:p>0,99999881</text:p>
          </table:table-cell>
          <table:table-cell table:style-name="ce7" table:formula="of:= [.D15]+[.C15]*2^(-n)*d" office:value-type="float" office:value="0.00153880037983497" calcext:value-type="float">
            <text:p>0,0015388</text:p>
          </table:table-cell>
          <table:table-cell table:formula="of:=[.E15]-d*[.G16]" office:value-type="float" office:value="-0.00000482016037401244" calcext:value-type="float">
            <text:p>-0,00000482016</text:p>
          </table:table-cell>
          <table:table-cell table:formula="of:=1/SQRT(1+2^(-2*n))" office:value-type="float" office:value="0.999999992549419" calcext:value-type="float">
            <text:p>1,0000</text:p>
          </table:table-cell>
          <table:table-cell table:style-name="ce13" table:formula="of:=ATAN(1/2^n)" office:value-type="float" office:value="0.00012207031189367" calcext:value-type="float">
            <text:p>0,0001220703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6]" office:value-type="float" office:value="14" calcext:value-type="float">
            <text:p>14</text:p>
          </table:table-cell>
          <table:table-cell table:formula="of:=IF([.E16]&gt;0;1;-1)" office:value-type="float" office:value="-1" calcext:value-type="float">
            <text:p>-1</text:p>
          </table:table-cell>
          <table:table-cell table:style-name="ce4" table:formula="of:=[.C16] - ([.D16] * 2^(-n) * d)" office:value-type="float" office:value="0.999998907483386" calcext:value-type="float">
            <text:p>0,99999891</text:p>
          </table:table-cell>
          <table:table-cell table:style-name="ce7" table:formula="of:= [.D16]+[.C16]*2^(-n)*d" office:value-type="float" office:value="0.00147776529599937" calcext:value-type="float">
            <text:p>0,0014778</text:p>
          </table:table-cell>
          <table:table-cell table:formula="of:=[.E16]-d*[.G17]" office:value-type="float" office:value="0.0000562149958001963" calcext:value-type="float">
            <text:p>0,00005621500</text:p>
          </table:table-cell>
          <table:table-cell table:formula="of:=1/SQRT(1+2^(-2*n))" office:value-type="float" office:value="0.999999998137355" calcext:value-type="float">
            <text:p>1,0000</text:p>
          </table:table-cell>
          <table:table-cell table:style-name="ce13" table:formula="of:=ATAN(1/2^n)" office:value-type="float" office:value="0.0000610351561742088" calcext:value-type="float">
            <text:p>0,0000610352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7]" office:value-type="float" office:value="15" calcext:value-type="float">
            <text:p>15</text:p>
          </table:table-cell>
          <table:table-cell table:formula="of:=IF([.E17]&gt;0;1;-1)" office:value-type="float" office:value="1" calcext:value-type="float">
            <text:p>1</text:p>
          </table:table-cell>
          <table:table-cell table:style-name="ce4" table:formula="of:=[.C17] - ([.D17] * 2^(-n) * d)" office:value-type="float" office:value="0.999998862385568" calcext:value-type="float">
            <text:p>0,99999886</text:p>
          </table:table-cell>
          <table:table-cell table:style-name="ce7" table:formula="of:= [.D17]+[.C17]*2^(-n)*d" office:value-type="float" office:value="0.00150828284078341" calcext:value-type="float">
            <text:p>0,0015083</text:p>
          </table:table-cell>
          <table:table-cell table:formula="of:=[.E17]-d*[.G18]" office:value-type="float" office:value="0.0000256974176846702" calcext:value-type="float">
            <text:p>0,00002569742</text:p>
          </table:table-cell>
          <table:table-cell table:formula="of:=1/SQRT(1+2^(-2*n))" office:value-type="float" office:value="0.999999999534339" calcext:value-type="float">
            <text:p>1,0000</text:p>
          </table:table-cell>
          <table:table-cell table:style-name="ce13" table:formula="of:=ATAN(1/2^n)" office:value-type="float" office:value="0.0000305175781155261" calcext:value-type="float">
            <text:p>0,0000305176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8]" office:value-type="float" office:value="16" calcext:value-type="float">
            <text:p>16</text:p>
          </table:table-cell>
          <table:table-cell table:formula="of:=IF([.E18]&gt;0;1;-1)" office:value-type="float" office:value="1" calcext:value-type="float">
            <text:p>1</text:p>
          </table:table-cell>
          <table:table-cell table:style-name="ce4" table:formula="of:=[.C18] - ([.D18] * 2^(-n) * d)" office:value-type="float" office:value="0.999998839370999" calcext:value-type="float">
            <text:p>0,99999884</text:p>
          </table:table-cell>
          <table:table-cell table:style-name="ce7" table:formula="of:= [.D18]+[.C18]*2^(-n)*d" office:value-type="float" office:value="0.00152354161248729" calcext:value-type="float">
            <text:p>0,0015235</text:p>
          </table:table-cell>
          <table:table-cell table:formula="of:=[.E18]-d*[.G19]" office:value-type="float" office:value="0.0000104386286233545" calcext:value-type="float">
            <text:p>0,00001043863</text:p>
          </table:table-cell>
          <table:table-cell table:formula="of:=1/SQRT(1+2^(-2*n))" office:value-type="float" office:value="0.999999999883585" calcext:value-type="float">
            <text:p>1,0000</text:p>
          </table:table-cell>
          <table:table-cell table:style-name="ce13" table:formula="of:=ATAN(1/2^n)" office:value-type="float" office:value="0.0000152587890613158" calcext:value-type="float">
            <text:p>0,0000152588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19]" office:value-type="float" office:value="17" calcext:value-type="float">
            <text:p>17</text:p>
          </table:table-cell>
          <table:table-cell table:formula="of:=IF([.E19]&gt;0;1;-1)" office:value-type="float" office:value="1" calcext:value-type="float">
            <text:p>1</text:p>
          </table:table-cell>
          <table:table-cell table:style-name="ce4" table:formula="of:=[.C19] - ([.D19] * 2^(-n) * d)" office:value-type="float" office:value="0.999998827747299" calcext:value-type="float">
            <text:p>0,99999883</text:p>
          </table:table-cell>
          <table:table-cell table:style-name="ce7" table:formula="of:= [.D19]+[.C19]*2^(-n)*d" office:value-type="float" office:value="0.00153117099816364" calcext:value-type="float">
            <text:p>0,0015312</text:p>
          </table:table-cell>
          <table:table-cell table:formula="of:=[.E19]-d*[.G20]" office:value-type="float" office:value="0.00000280923409225251" calcext:value-type="float">
            <text:p>0,00000280923</text:p>
          </table:table-cell>
          <table:table-cell table:formula="of:=1/SQRT(1+2^(-2*n))" office:value-type="float" office:value="0.999999999970896" calcext:value-type="float">
            <text:p>1,0000</text:p>
          </table:table-cell>
          <table:table-cell table:style-name="ce13" table:formula="of:=ATAN(1/2^n)" office:value-type="float" office:value="0.00000762939453110197" calcext:value-type="float">
            <text:p>0,0000076294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20]" office:value-type="float" office:value="18" calcext:value-type="float">
            <text:p>18</text:p>
          </table:table-cell>
          <table:table-cell table:formula="of:=IF([.E20]&gt;0;1;-1)" office:value-type="float" office:value="1" calcext:value-type="float">
            <text:p>1</text:p>
          </table:table-cell>
          <table:table-cell table:style-name="ce4" table:formula="of:=[.C20] - ([.D20] * 2^(-n) * d)" office:value-type="float" office:value="0.999998821906345" calcext:value-type="float">
            <text:p>0,99999882</text:p>
          </table:table-cell>
          <table:table-cell table:style-name="ce7" table:formula="of:= [.D20]+[.C20]*2^(-n)*d" office:value-type="float" office:value="0.00153498569095748" calcext:value-type="float">
            <text:p>0,0015350</text:p>
          </table:table-cell>
          <table:table-cell table:formula="of:=[.E20]-d*[.G21]" office:value-type="float" office:value="-0.00000100546317335399" calcext:value-type="float">
            <text:p>-0,00000100546</text:p>
          </table:table-cell>
          <table:table-cell table:formula="of:=1/SQRT(1+2^(-2*n))" office:value-type="float" office:value="0.999999999992724" calcext:value-type="float">
            <text:p>1,0000</text:p>
          </table:table-cell>
          <table:table-cell table:style-name="ce13" table:formula="of:=ATAN(1/2^n)" office:value-type="float" office:value="0.0000038146972656065" calcext:value-type="float">
            <text:p>0,0000038147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21]" office:value-type="float" office:value="19" calcext:value-type="float">
            <text:p>19</text:p>
          </table:table-cell>
          <table:table-cell table:formula="of:=IF([.E21]&gt;0;1;-1)" office:value-type="float" office:value="-1" calcext:value-type="float">
            <text:p>-1</text:p>
          </table:table-cell>
          <table:table-cell table:style-name="ce4" table:formula="of:=[.C21] - ([.D21] * 2^(-n) * d)" office:value-type="float" office:value="0.999998824834097" calcext:value-type="float">
            <text:p>0,99999882</text:p>
          </table:table-cell>
          <table:table-cell table:style-name="ce7" table:formula="of:= [.D21]+[.C21]*2^(-n)*d" office:value-type="float" office:value="0.0015330783445717" calcext:value-type="float">
            <text:p>0,0015331</text:p>
          </table:table-cell>
          <table:table-cell table:formula="of:=[.E21]-d*[.G22]" office:value-type="float" office:value="0.000000901885459456201" calcext:value-type="float">
            <text:p>0,00000090189</text:p>
          </table:table-cell>
          <table:table-cell table:formula="of:=1/SQRT(1+2^(-2*n))" office:value-type="float" office:value="0.999999999998181" calcext:value-type="float">
            <text:p>1,0000</text:p>
          </table:table-cell>
          <table:table-cell table:style-name="ce13" table:formula="of:=ATAN(1/2^n)" office:value-type="float" office:value="0.00000190734863281019" calcext:value-type="float">
            <text:p>0,0000019073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>
          <table:table-cell table:formula="of:=1+[.A22]" office:value-type="float" office:value="20" calcext:value-type="float">
            <text:p>20</text:p>
          </table:table-cell>
          <table:table-cell table:formula="of:=IF([.E22]&gt;0;1;-1)" office:value-type="float" office:value="1" calcext:value-type="float">
            <text:p>1</text:p>
          </table:table-cell>
          <table:table-cell table:style-name="ce4" table:formula="of:=[.C22] - ([.D22] * 2^(-n) * d)" office:value-type="float" office:value="0.99999882337204" calcext:value-type="float">
            <text:p>0,99999882</text:p>
          </table:table-cell>
          <table:table-cell table:style-name="ce7" table:formula="of:= [.D22]+[.C22]*2^(-n)*d" office:value-type="float" office:value="0.00153403201776738" calcext:value-type="float">
            <text:p>0,0015340</text:p>
          </table:table-cell>
          <table:table-cell table:formula="of:=[.E22]-d*[.G23]" office:value-type="float" office:value="-0.0000000517888569497596" calcext:value-type="float">
            <text:p>-0,00000005179</text:p>
          </table:table-cell>
          <table:table-cell table:formula="of:=1/SQRT(1+2^(-2*n))" office:value-type="float" office:value="0.999999999999545" calcext:value-type="float">
            <text:p>1,0000</text:p>
          </table:table-cell>
          <table:table-cell table:style-name="ce13" table:formula="of:=ATAN(1/2^n)" office:value-type="float" office:value="0.000000953674316405961" calcext:value-type="float">
            <text:p>0,0000009537</text:p>
          </table:table-cell>
          <table:table-cell table:style-name="Default" table:number-columns-repeated="7"/>
          <table:table-cell table:style-name="ce5"/>
          <table:table-cell table:number-columns-repeated="1009"/>
        </table:table-row>
        <table:table-row table:style-name="ro3" table:number-rows-repeated="3">
          <table:table-cell table:number-columns-repeated="3"/>
          <table:table-cell table:style-name="ce8"/>
          <table:table-cell/>
          <table:table-cell table:style-name="ce11"/>
          <table:table-cell/>
          <table:table-cell table:style-name="Default" table:number-columns-repeated="5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/>
          <table:table-cell table:style-name="ce11"/>
          <table:table-cell table:number-columns-repeated="3"/>
          <table:table-cell table:style-name="ce14" table:number-columns-repeated="2"/>
          <table:table-cell table:number-columns-repeated="1013"/>
        </table:table-row>
        <table:table-row table:style-name="ro5">
          <table:table-cell table:number-columns-repeated="3"/>
          <table:table-cell table:style-name="ce8"/>
          <table:table-cell/>
          <table:table-cell table:style-name="ce11"/>
          <table:table-cell table:number-columns-repeated="3"/>
          <table:table-cell table:style-name="ce14" table:number-columns-repeated="3"/>
          <table:table-cell table:number-columns-repeated="1012"/>
        </table:table-row>
        <table:table-row table:style-name="ro5" table:number-rows-repeated="5">
          <table:table-cell table:number-columns-repeated="5"/>
          <table:table-cell table:style-name="ce11"/>
          <table:table-cell table:number-columns-repeated="3"/>
          <table:table-cell table:style-name="ce14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14"/>
          <table:table-cell table:style-name="ce14">
            <draw:frame table:end-cell-address="ROT.U71" table:end-x="3.83mm" table:end-y="0.42mm" draw:z-index="0" draw:name="Chart 1" draw:style-name="gr1" draw:text-style-name="P1" svg:width="175.06mm" svg:height="152.67mm" svg:x="40.76mm" svg:y="1.71mm">
              <loext:p draw:notify-on-update-of-ranges="ROT.C2:ROT.C23 ROT.D2:ROT.D2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2"/>
          <table:table-cell table:style-name="ce30"/>
          <table:table-cell table:style-name="ce33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style-name="ce14" table:number-columns-repeated="3"/>
          <table:table-cell table:style-name="ce11"/>
          <table:table-cell table:style-name="ce23" table:formula="of:=&quot;start: (&quot;&amp;TEXT([.C2];&quot;0.0000&quot;)&amp;&quot;, &quot;&amp;TEXT([.D2];&quot;0.0000&quot;)&amp;&quot;)&quot;" office:value-type="string" office:string-value="start: (00.001, 00.000)" calcext:value-type="string">
            <text:p>start: (00.001, 00.000)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style-name="ce14" table:number-columns-repeated="3"/>
          <table:table-cell table:style-name="ce11"/>
          <table:table-cell table:style-name="ce23" table:formula="of:=&quot;end: (&quot;&amp;TEXT([.C23];&quot;0.0000&quot;)&amp;&quot;, &quot;&amp;TEXT([.D23];&quot;0.0000&quot;)&amp;&quot;)&quot;" office:value-type="string" office:string-value="end: (00.001, 00.000)" calcext:value-type="string">
            <text:p>end: (00.001, 00.000)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/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 table:formula="of:=&quot;initial Angle = &quot;&amp;TEXT(180/PI()*ATAN([.D2]/[.C2]);&quot;0&quot;)&amp;&quot; degrees&quot;" office:value-type="string" office:string-value="initial Angle = 0 degrees" calcext:value-type="string">
            <text:p>initial Angle = 0 degrees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 table:formula="of:=&quot;Angle of Rotation = &quot;&amp;TEXT(180/PI()*[.E23];&quot;0&quot;)&amp;&quot; degrees&quot;" office:value-type="string" office:string-value="Angle of Rotation = 0 degrees" calcext:value-type="string">
            <text:p>Angle of Rotation = 0 degrees</text:p>
          </table:table-cell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3"/>
          <table:table-cell table:style-name="ce31"/>
          <table:table-cell table:style-name="ce34"/>
          <table:table-cell table:style-name="ce1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24"/>
          <table:table-cell table:style-name="ce32"/>
          <table:table-cell table:style-name="ce35"/>
          <table:table-cell table:style-name="ce14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1"/>
          <table:table-cell table:number-columns-repeated="3"/>
          <table:table-cell table:style-name="ce11"/>
          <table:table-cell table:style-name="ce14" table:number-columns-repeated="4"/>
          <table:table-cell table:number-columns-repeated="1010"/>
        </table:table-row>
        <table:table-row table:style-name="ro3">
          <table:table-cell table:number-columns-repeated="5"/>
          <table:table-cell table:style-name="ce11"/>
          <table:table-cell table:style-name="ce14" table:number-columns-repeated="3"/>
          <table:table-cell table:style-name="ce11"/>
          <table:table-cell table:style-name="ce14" table:number-columns-repeated="4"/>
          <table:table-cell table:number-columns-repeated="1010"/>
        </table:table-row>
        <table:table-row table:style-name="ro5" table:number-rows-repeated="2">
          <table:table-cell table:number-columns-repeated="5"/>
          <table:table-cell table:style-name="ce11"/>
          <table:table-cell table:style-name="ce14" table:number-columns-repeated="7"/>
          <table:table-cell table:number-columns-repeated="1011"/>
        </table:table-row>
        <table:table-row table:style-name="ro5" table:number-rows-repeated="3">
          <table:table-cell table:number-columns-repeated="5"/>
          <table:table-cell table:style-name="ce11"/>
          <table:table-cell table:style-name="ce14" table:number-columns-repeated="6"/>
          <table:table-cell table:number-columns-repeated="101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YP" table:style-name="ta2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6" table:number-columns-repeated="3" table:default-cell-style-name="ce5"/>
        <table:table-column table:style-name="co12" table:number-columns-repeated="3" table:default-cell-style-name="Default"/>
        <table:table-column table:style-name="co13" table:default-cell-style-name="ce40"/>
        <table:table-column table:style-name="co12" table:number-columns-repeated="2" table:default-cell-style-name="Default"/>
        <table:table-column table:style-name="co14" table:default-cell-style-name="ce40"/>
        <table:table-column table:style-name="co6" table:default-cell-style-name="ce5"/>
        <table:table-column table:style-name="co10" table:default-cell-style-name="ce13"/>
        <table:table-column table:style-name="co12" table:number-columns-repeated="1010" table:default-cell-style-name="Default"/>
        <table:table-row table:style-name="ro6">
          <table:table-cell office:value-type="string" calcext:value-type="string">
            <text:p>nn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ngle1</text:p>
          </table:table-cell>
          <table:table-cell table:number-columns-repeated="3"/>
          <table:table-cell table:style-name="ce15"/>
          <table:table-cell table:style-name="ce17" office:value-type="string" calcext:value-type="string">
            <text:p>Specified "Angle" =</text:p>
          </table:table-cell>
          <table:table-cell table:style-name="ce42" office:value-type="float" office:value="0.8" calcext:value-type="float">
            <text:p>0,8000</text:p>
          </table:table-cell>
          <table:table-cell office:value-type="string" calcext:value-type="string">
            <text:p><text:s/>use "Angles" less than 1.</text:p>
          </table:table-cell>
          <table:table-cell table:style-name="ce2" office:value-type="string" calcext:value-type="string">
            <text:p>KK</text:p>
          </table:table-cell>
          <table:table-cell table:style-name="ce12" office:value-type="string" calcext:value-type="string">
            <text:p>arctanh values</text:p>
          </table:table-cell>
          <table:table-cell table:number-columns-repeated="1010"/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table:style-name="ce36" office:value-type="float" office:value="1" calcext:value-type="float">
            <text:p>1,0000</text:p>
          </table:table-cell>
          <table:table-cell table:style-name="ce36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number-columns-repeated="7"/>
          <table:table-cell table:style-name="ce1"/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IF([.K1]&gt;0;1;-1)" office:value-type="float" office:value="1" calcext:value-type="float">
            <text:p>1</text:p>
          </table:table-cell>
          <table:table-cell table:formula="of:=KK*([.C2]+dd*[.D2]/2^nn)" office:value-type="float" office:value="1.15470053837925" calcext:value-type="float">
            <text:p>1,1547</text:p>
          </table:table-cell>
          <table:table-cell table:formula="of:=KK*([.D2]+dd*[.C2]/2^nn)" office:value-type="float" office:value="0.577350269189626" calcext:value-type="float">
            <text:p>0,5774</text:p>
          </table:table-cell>
          <table:table-cell table:formula="of:=[.E2]+dd*[.N3]" office:value-type="float" office:value="0.549306144334055" calcext:value-type="float">
            <text:p>0,5493</text:p>
          </table:table-cell>
          <table:table-cell table:number-columns-repeated="5"/>
          <table:table-cell table:style-name="ce19" office:value-type="string" calcext:value-type="string">
            <text:p>Note<text:span text:style-name="T1">:</text:span></text:p>
          </table:table-cell>
          <table:table-cell table:style-name="ce26" table:formula="of:=&quot;cosh(&quot;&amp;TEXT(angle1;&quot;0.00&quot;)&amp;&quot;) = &quot;&amp;TEXT([.C23];&quot;0.00000&quot;)" office:value-type="string" office:string-value="cosh(0,80) = 000.001" calcext:value-type="string">
            <text:p>cosh(0,80) = 000.001</text:p>
          </table:table-cell>
          <table:table-cell table:formula="of:=1/SQRT(1-2^(-2*nn))" office:value-type="float" office:value="1.15470053837925" calcext:value-type="float">
            <text:p>1,1547</text:p>
          </table:table-cell>
          <table:table-cell table:formula="of:=ATANH(1/2^nn)" office:value-type="float" office:value="0.549306144334055" calcext:value-type="float">
            <text:p>0,5493061443</text:p>
          </table:table-cell>
          <table:table-cell table:number-columns-repeated="1010"/>
        </table:table-row>
        <table:table-row table:style-name="ro8">
          <table:table-cell table:formula="of:=1+[.A3]" office:value-type="float" office:value="2" calcext:value-type="float">
            <text:p>2</text:p>
          </table:table-cell>
          <table:table-cell table:formula="of:=IF([.E3]&gt;angle1;-1;1)" office:value-type="float" office:value="1" calcext:value-type="float">
            <text:p>1</text:p>
          </table:table-cell>
          <table:table-cell table:formula="of:=KK*([.C3]+dd*[.D3]/2^nn)" office:value-type="float" office:value="1.34164078649987" calcext:value-type="float">
            <text:p>1,3416</text:p>
          </table:table-cell>
          <table:table-cell table:formula="of:=KK*([.D3]+dd*[.C3]/2^nn)" office:value-type="float" office:value="0.894427190999916" calcext:value-type="float">
            <text:p>0,8944</text:p>
          </table:table-cell>
          <table:table-cell table:formula="of:=[.E3]+dd*[.N4]" office:value-type="float" office:value="0.80471895621705" calcext:value-type="float">
            <text:p>0,8047</text:p>
          </table:table-cell>
          <table:table-cell/>
          <table:table-cell table:style-name="ce37"/>
          <table:table-cell/>
          <table:table-cell table:style-name="ce38" table:number-columns-repeated="2"/>
          <table:table-cell table:style-name="ce43"/>
          <table:table-cell table:style-name="ce46" table:formula="of:=&quot;sinh(&quot;&amp;TEXT(angle1;&quot;0.00&quot;)&amp;&quot;) = &quot;&amp;TEXT([.D23];&quot;0.00000&quot;)" office:value-type="string" office:string-value="sinh(0,80) = 000.001" calcext:value-type="string">
            <text:p>sinh(0,80) = 000.001</text:p>
          </table:table-cell>
          <table:table-cell table:formula="of:=1/SQRT(1-2^(-2*nn))" office:value-type="float" office:value="1.03279555898864" calcext:value-type="float">
            <text:p>1,0328</text:p>
          </table:table-cell>
          <table:table-cell table:formula="of:=ATANH(1/2^nn)" office:value-type="float" office:value="0.255412811882995" calcext:value-type="float">
            <text:p>0,2554128119</text:p>
          </table:table-cell>
          <table:table-cell table:number-columns-repeated="1010"/>
        </table:table-row>
        <table:table-row table:style-name="ro8">
          <table:table-cell table:formula="of:=1+[.A4]" office:value-type="float" office:value="3" calcext:value-type="float">
            <text:p>3</text:p>
          </table:table-cell>
          <table:table-cell table:formula="of:=IF([.E4]&gt;angle1;-1;1)" office:value-type="float" office:value="-1" calcext:value-type="float">
            <text:p>-1</text:p>
          </table:table-cell>
          <table:table-cell table:formula="of:=KK*([.C4]+dd*[.D4]/2^nn)" office:value-type="float" office:value="1.23955957360182" calcext:value-type="float">
            <text:p>1,2396</text:p>
          </table:table-cell>
          <table:table-cell table:formula="of:=KK*([.D4]+dd*[.C4]/2^nn)" office:value-type="float" office:value="0.732467020764714" calcext:value-type="float">
            <text:p>0,7325</text:p>
          </table:table-cell>
          <table:table-cell table:formula="of:=[.E4]+dd*[.N5]" office:value-type="float" office:value="0.679061742076597" calcext:value-type="float">
            <text:p>0,6791</text:p>
          </table:table-cell>
          <table:table-cell/>
          <table:table-cell table:style-name="ce37"/>
          <table:table-cell/>
          <table:table-cell table:style-name="ce38" table:number-columns-repeated="2"/>
          <table:table-cell table:style-name="ce44"/>
          <table:table-cell table:style-name="ce46" table:formula="of:=&quot;tanh(&quot;&amp;TEXT(angle1;&quot;0.00&quot;)&amp;&quot;) = &quot;&amp;TEXT([.D23]/[.C23];&quot;0.00000&quot;)" office:value-type="string" office:string-value="tanh(0,80) = 000.001" calcext:value-type="string">
            <text:p>tanh(0,80) = 000.001</text:p>
          </table:table-cell>
          <table:table-cell table:formula="of:=1/SQRT(1-2^(-2*nn))" office:value-type="float" office:value="1.00790526135794" calcext:value-type="float">
            <text:p>1,0079</text:p>
          </table:table-cell>
          <table:table-cell table:formula="of:=ATANH(1/2^nn)" office:value-type="float" office:value="0.125657214140453" calcext:value-type="float">
            <text:p>0,1256572141</text:p>
          </table:table-cell>
          <table:table-cell table:number-columns-repeated="1010"/>
        </table:table-row>
        <table:table-row table:style-name="ro7">
          <table:table-cell table:formula="of:=1+[.A5]" office:value-type="float" office:value="4" calcext:value-type="float">
            <text:p>4</text:p>
          </table:table-cell>
          <table:table-cell table:formula="of:=IF([.E5]&gt;angle1;-1;1)" office:value-type="float" office:value="1" calcext:value-type="float">
            <text:p>1</text:p>
          </table:table-cell>
          <table:table-cell table:formula="of:=KK*([.C5]+dd*[.D5]/2^nn)" office:value-type="float" office:value="1.28785656846074" calcext:value-type="float">
            <text:p>1,2879</text:p>
          </table:table-cell>
          <table:table-cell table:formula="of:=KK*([.D5]+dd*[.C5]/2^nn)" office:value-type="float" office:value="0.811526056838277" calcext:value-type="float">
            <text:p>0,8115</text:p>
          </table:table-cell>
          <table:table-cell table:formula="of:=[.E5]+dd*[.N6]" office:value-type="float" office:value="0.7416433135536" calcext:value-type="float">
            <text:p>0,7416</text:p>
          </table:table-cell>
          <table:table-cell/>
          <table:table-cell table:style-name="ce37"/>
          <table:table-cell/>
          <table:table-cell table:style-name="ce38" table:number-columns-repeated="2"/>
          <table:table-cell table:style-name="ce45"/>
          <table:table-cell table:style-name="ce27" table:formula="of:=&quot;exp(&quot;&amp;TEXT(angle1;&quot;0.00&quot;)&amp;&quot;) = &quot;&amp;TEXT([.H15];&quot;0.00000&quot;)" office:value-type="string" office:string-value="exp(0,80) = 000.002" calcext:value-type="string">
            <text:p>exp(0,80) = 000.002</text:p>
          </table:table-cell>
          <table:table-cell table:formula="of:=1/SQRT(1-2^(-2*nn))" office:value-type="float" office:value="1.00195886573624" calcext:value-type="float">
            <text:p>1,0020</text:p>
          </table:table-cell>
          <table:table-cell table:formula="of:=ATANH(1/2^nn)" office:value-type="float" office:value="0.062581571477003" calcext:value-type="float">
            <text:p>0,0625815715</text:p>
          </table:table-cell>
          <table:table-cell table:number-columns-repeated="1010"/>
        </table:table-row>
        <table:table-row table:style-name="ro9">
          <table:table-cell table:formula="of:=1+[.A6]" office:value-type="float" office:value="5" calcext:value-type="float">
            <text:p>5</text:p>
          </table:table-cell>
          <table:table-cell table:formula="of:=IF([.E6]&gt;angle1;-1;1)" office:value-type="float" office:value="1" calcext:value-type="float">
            <text:p>1</text:p>
          </table:table-cell>
          <table:table-cell table:formula="of:=KK*([.C6]+dd*[.D6]/2^nn)" office:value-type="float" office:value="1.31385844688236" calcext:value-type="float">
            <text:p>1,3139</text:p>
          </table:table-cell>
          <table:table-cell table:formula="of:=KK*([.D6]+dd*[.C6]/2^nn)" office:value-type="float" office:value="0.852187783557199" calcext:value-type="float">
            <text:p>0,8522</text:p>
          </table:table-cell>
          <table:table-cell table:formula="of:=[.E6]+dd*[.N7]" office:value-type="float" office:value="0.772903492044267" calcext:value-type="float">
            <text:p>0,7729</text:p>
          </table:table-cell>
          <table:table-cell/>
          <table:table-cell table:style-name="ce37"/>
          <table:table-cell table:style-name="ce38" table:number-columns-repeated="3"/>
          <table:table-cell table:number-columns-repeated="2"/>
          <table:table-cell table:formula="of:=1/SQRT(1-2^(-2*nn))" office:value-type="float" office:value="1.00048863916916" calcext:value-type="float">
            <text:p>1,0005</text:p>
          </table:table-cell>
          <table:table-cell table:formula="of:=ATANH(1/2^nn)" office:value-type="float" office:value="0.031260178490667" calcext:value-type="float">
            <text:p>0,0312601785</text:p>
          </table:table-cell>
          <table:table-cell table:number-columns-repeated="1010"/>
        </table:table-row>
        <table:table-row table:style-name="ro9">
          <table:table-cell table:formula="of:=1+[.A7]" office:value-type="float" office:value="6" calcext:value-type="float">
            <text:p>6</text:p>
          </table:table-cell>
          <table:table-cell table:formula="of:=IF([.E7]&gt;angle1;-1;1)" office:value-type="float" office:value="1" calcext:value-type="float">
            <text:p>1</text:p>
          </table:table-cell>
          <table:table-cell table:formula="of:=KK*([.C7]+dd*[.D7]/2^nn)" office:value-type="float" office:value="1.32733591920152" calcext:value-type="float">
            <text:p>1,3273</text:p>
          </table:table-cell>
          <table:table-cell table:formula="of:=KK*([.D7]+dd*[.C7]/2^nn)" office:value-type="float" office:value="0.872823374115607" calcext:value-type="float">
            <text:p>0,8728</text:p>
          </table:table-cell>
          <table:table-cell table:formula="of:=[.E7]+dd*[.N8]" office:value-type="float" office:value="0.788529763796319" calcext:value-type="float">
            <text:p>0,7885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12209266879" calcext:value-type="float">
            <text:p>1,0001</text:p>
          </table:table-cell>
          <table:table-cell table:formula="of:=ATANH(1/2^nn)" office:value-type="float" office:value="0.0156262717520522" calcext:value-type="float">
            <text:p>0,0156262718</text:p>
          </table:table-cell>
          <table:table-cell table:number-columns-repeated="1010"/>
        </table:table-row>
        <table:table-row table:style-name="ro10">
          <table:table-cell table:formula="of:=1+[.A8]" office:value-type="float" office:value="7" calcext:value-type="float">
            <text:p>7</text:p>
          </table:table-cell>
          <table:table-cell table:formula="of:=IF([.E8]&gt;angle1;-1;1)" office:value-type="float" office:value="1" calcext:value-type="float">
            <text:p>1</text:p>
          </table:table-cell>
          <table:table-cell table:formula="of:=KK*([.C8]+dd*[.D8]/2^nn)" office:value-type="float" office:value="1.33419556885061" calcext:value-type="float">
            <text:p>1,3342</text:p>
          </table:table-cell>
          <table:table-cell table:formula="of:=KK*([.D8]+dd*[.C8]/2^nn)" office:value-type="float" office:value="0.883220140135291" calcext:value-type="float">
            <text:p>0,8832</text:p>
          </table:table-cell>
          <table:table-cell table:formula="of:=[.E8]+dd*[.N9]" office:value-type="float" office:value="0.79634242274786" calcext:value-type="float">
            <text:p>0,7963</text:p>
          </table:table-cell>
          <table:table-cell/>
          <table:table-cell table:style-name="ce37"/>
          <table:table-cell/>
          <table:table-cell table:style-name="ce38" table:number-columns-repeated="3"/>
          <table:table-cell table:style-name="ce29" office:value-type="string" calcext:value-type="string">
            <text:p>Hyperbolic Rotation</text:p>
          </table:table-cell>
          <table:table-cell table:formula="of:=1/SQRT(1-2^(-2*nn))" office:value-type="float" office:value="1.00003051897518" calcext:value-type="float">
            <text:p>1,0000</text:p>
          </table:table-cell>
          <table:table-cell table:formula="of:=ATANH(1/2^nn)" office:value-type="float" office:value="0.00781265895154042" calcext:value-type="float">
            <text:p>0,0078126590</text:p>
          </table:table-cell>
          <table:table-cell table:number-columns-repeated="1010"/>
        </table:table-row>
        <table:table-row table:style-name="ro9">
          <table:table-cell table:formula="of:=1+[.A9]" office:value-type="float" office:value="8" calcext:value-type="float">
            <text:p>8</text:p>
          </table:table-cell>
          <table:table-cell table:formula="of:=IF([.E9]&gt;angle1;-1;1)" office:value-type="float" office:value="1" calcext:value-type="float">
            <text:p>1</text:p>
          </table:table-cell>
          <table:table-cell table:formula="of:=KK*([.C9]+dd*[.D9]/2^nn)" office:value-type="float" office:value="1.33765585306619" calcext:value-type="float">
            <text:p>1,3377</text:p>
          </table:table-cell>
          <table:table-cell table:formula="of:=KK*([.D9]+dd*[.C9]/2^nn)" office:value-type="float" office:value="0.888438619850718" calcext:value-type="float">
            <text:p>0,8884</text:p>
          </table:table-cell>
          <table:table-cell table:formula="of:=[.E9]+dd*[.N10]" office:value-type="float" office:value="0.800248692616256" calcext:value-type="float">
            <text:p>0,8002</text:p>
          </table:table-cell>
          <table:table-cell>
            <draw:frame table:end-cell-address="HYP.M45" table:end-x="0.28mm" table:end-y="1.85mm" draw:z-index="0" draw:name="Chart 1" draw:style-name="gr1" draw:text-style-name="P1" svg:width="165.06mm" svg:height="139.17mm" svg:x="1.57mm" svg:y="1.85mm">
              <loext:p draw:notify-on-update-of-ranges="HYP.D2:HYP.D23 HYP.C2:HYP.C2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762948184" calcext:value-type="float">
            <text:p>1,0000</text:p>
          </table:table-cell>
          <table:table-cell table:formula="of:=ATANH(1/2^nn)" office:value-type="float" office:value="0.00390626986839683" calcext:value-type="float">
            <text:p>0,0039062699</text:p>
          </table:table-cell>
          <table:table-cell table:number-columns-repeated="1010"/>
        </table:table-row>
        <table:table-row table:style-name="ro5">
          <table:table-cell table:formula="of:=1+[.A10]" office:value-type="float" office:value="9" calcext:value-type="float">
            <text:p>9</text:p>
          </table:table-cell>
          <table:table-cell table:formula="of:=IF([.E10]&gt;angle1;-1;1)" office:value-type="float" office:value="-1" calcext:value-type="float">
            <text:p>-1</text:p>
          </table:table-cell>
          <table:table-cell table:formula="of:=KK*([.C10]+dd*[.D10]/2^nn)" office:value-type="float" office:value="1.33592316946046" calcext:value-type="float">
            <text:p>1,3359</text:p>
          </table:table-cell>
          <table:table-cell table:formula="of:=KK*([.D10]+dd*[.C10]/2^nn)" office:value-type="float" office:value="0.885827700346563" calcext:value-type="float">
            <text:p>0,8858</text:p>
          </table:table-cell>
          <table:table-cell table:formula="of:=[.E10]+dd*[.N11]" office:value-type="float" office:value="0.798295565132724" calcext:value-type="float">
            <text:p>0,7983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190735409" calcext:value-type="float">
            <text:p>1,0000</text:p>
          </table:table-cell>
          <table:table-cell table:formula="of:=ATANH(1/2^nn)" office:value-type="float" office:value="0.00195312748353255" calcext:value-type="float">
            <text:p>0,0019531275</text:p>
          </table:table-cell>
          <table:table-cell table:number-columns-repeated="1010"/>
        </table:table-row>
        <table:table-row table:style-name="ro5">
          <table:table-cell table:formula="of:=1+[.A11]" office:value-type="float" office:value="10" calcext:value-type="float">
            <text:p>10</text:p>
          </table:table-cell>
          <table:table-cell table:formula="of:=IF([.E11]&gt;angle1;-1;1)" office:value-type="float" office:value="1" calcext:value-type="float">
            <text:p>1</text:p>
          </table:table-cell>
          <table:table-cell table:formula="of:=KK*([.C11]+dd*[.D11]/2^nn)" office:value-type="float" office:value="1.33678887300484" calcext:value-type="float">
            <text:p>1,3368</text:p>
          </table:table-cell>
          <table:table-cell table:formula="of:=KK*([.D11]+dd*[.C11]/2^nn)" office:value-type="float" office:value="0.887132735834693" calcext:value-type="float">
            <text:p>0,8871</text:p>
          </table:table-cell>
          <table:table-cell table:formula="of:=[.E11]+dd*[.N12]" office:value-type="float" office:value="0.799272127943165" calcext:value-type="float">
            <text:p>0,7993</text:p>
          </table:table-cell>
          <table:table-cell/>
          <table:table-cell table:style-name="ce38" table:number-columns-repeated="5"/>
          <table:table-cell/>
          <table:table-cell table:formula="of:=1/SQRT(1-2^(-2*nn))" office:value-type="float" office:value="1.0000004768375" calcext:value-type="float">
            <text:p>1,0000</text:p>
          </table:table-cell>
          <table:table-cell table:formula="of:=ATANH(1/2^nn)" office:value-type="float" office:value="0.000976562810441036" calcext:value-type="float">
            <text:p>0,0009765628</text:p>
          </table:table-cell>
          <table:table-cell table:number-columns-repeated="1010"/>
        </table:table-row>
        <table:table-row table:style-name="ro5">
          <table:table-cell table:formula="of:=1+[.A12]" office:value-type="float" office:value="11" calcext:value-type="float">
            <text:p>11</text:p>
          </table:table-cell>
          <table:table-cell table:formula="of:=IF([.E12]&gt;angle1;-1;1)" office:value-type="float" office:value="1" calcext:value-type="float">
            <text:p>1</text:p>
          </table:table-cell>
          <table:table-cell table:formula="of:=KK*([.C12]+dd*[.D12]/2^nn)" office:value-type="float" office:value="1.33722220269533" calcext:value-type="float">
            <text:p>1,3372</text:p>
          </table:table-cell>
          <table:table-cell table:formula="of:=KK*([.D12]+dd*[.C12]/2^nn)" office:value-type="float" office:value="0.887785570608883" calcext:value-type="float">
            <text:p>0,8878</text:p>
          </table:table-cell>
          <table:table-cell table:formula="of:=[.E12]+dd*[.N13]" office:value-type="float" office:value="0.79976040923197" calcext:value-type="float">
            <text:p>0,7998</text:p>
          </table:table-cell>
          <table:table-cell/>
          <table:table-cell table:style-name="ce38"/>
          <table:table-cell table:style-name="ce39" table:formula="of:=&quot;start: (&quot;&amp;TEXT([.C2];&quot;0.0000&quot;)&amp;&quot;, &quot;&amp;TEXT([.D2];&quot;0.0000&quot;)&amp;&quot;)&quot;" office:value-type="string" office:string-value="start: (00.001, 00.000)" calcext:value-type="string">
            <text:p>start: (00.001, 00.000)</text:p>
          </table:table-cell>
          <table:table-cell table:style-name="ce39"/>
          <table:table-cell table:style-name="ce38" table:number-columns-repeated="2"/>
          <table:table-cell/>
          <table:table-cell table:formula="of:=1/SQRT(1-2^(-2*nn))" office:value-type="float" office:value="1.00000011920931" calcext:value-type="float">
            <text:p>1,0000</text:p>
          </table:table-cell>
          <table:table-cell table:formula="of:=ATANH(1/2^nn)" office:value-type="float" office:value="0.000488281288805113" calcext:value-type="float">
            <text:p>0,0004882813</text:p>
          </table:table-cell>
          <table:table-cell table:number-columns-repeated="1010"/>
        </table:table-row>
        <table:table-row table:style-name="ro5">
          <table:table-cell table:formula="of:=1+[.A13]" office:value-type="float" office:value="12" calcext:value-type="float">
            <text:p>12</text:p>
          </table:table-cell>
          <table:table-cell table:formula="of:=IF([.E13]&gt;angle1;-1;1)" office:value-type="float" office:value="1" calcext:value-type="float">
            <text:p>1</text:p>
          </table:table-cell>
          <table:table-cell table:formula="of:=KK*([.C13]+dd*[.D13]/2^nn)" office:value-type="float" office:value="1.33743898707819" calcext:value-type="float">
            <text:p>1,3374</text:p>
          </table:table-cell>
          <table:table-cell table:formula="of:=KK*([.D13]+dd*[.C13]/2^nn)" office:value-type="float" office:value="0.888112067341015" calcext:value-type="float">
            <text:p>0,8881</text:p>
          </table:table-cell>
          <table:table-cell table:formula="of:=[.E13]+dd*[.N14]" office:value-type="float" office:value="0.800004549861821" calcext:value-type="float">
            <text:p>0,8000</text:p>
          </table:table-cell>
          <table:table-cell/>
          <table:table-cell table:style-name="ce38"/>
          <table:table-cell table:style-name="ce39" table:formula="of:=&quot;end: (&quot;&amp;TEXT([.C23];&quot;0.0000&quot;)&amp;&quot;, &quot;&amp;TEXT([.D23];&quot;0.0000&quot;)&amp;&quot;)&quot;" office:value-type="string" office:string-value="end: (00.001, 00.001)" calcext:value-type="string">
            <text:p>end: (00.001, 00.001)</text:p>
          </table:table-cell>
          <table:table-cell table:style-name="ce39"/>
          <table:table-cell table:style-name="ce38" table:number-columns-repeated="2"/>
          <table:table-cell/>
          <table:table-cell table:formula="of:=1/SQRT(1-2^(-2*nn))" office:value-type="float" office:value="1.00000002980232" calcext:value-type="float">
            <text:p>1,0000</text:p>
          </table:table-cell>
          <table:table-cell table:formula="of:=ATANH(1/2^nn)" office:value-type="float" office:value="0.000244140629850639" calcext:value-type="float">
            <text:p>0,0002441406</text:p>
          </table:table-cell>
          <table:table-cell table:number-columns-repeated="1010"/>
        </table:table-row>
        <table:table-row table:style-name="ro5">
          <table:table-cell table:formula="of:=1+[.A14]" office:value-type="float" office:value="13" calcext:value-type="float">
            <text:p>13</text:p>
          </table:table-cell>
          <table:table-cell table:formula="of:=IF([.E14]&gt;angle1;-1;1)" office:value-type="float" office:value="-1" calcext:value-type="float">
            <text:p>-1</text:p>
          </table:table-cell>
          <table:table-cell table:formula="of:=KK*([.C14]+dd*[.D14]/2^nn)" office:value-type="float" office:value="1.33733058492448" calcext:value-type="float">
            <text:p>1,3373</text:p>
          </table:table-cell>
          <table:table-cell table:formula="of:=KK*([.D14]+dd*[.C14]/2^nn)" office:value-type="float" office:value="0.887948812361647" calcext:value-type="float">
            <text:p>0,8879</text:p>
          </table:table-cell>
          <table:table-cell table:formula="of:=[.E14]+dd*[.N15]" office:value-type="float" office:value="0.799882479548714" calcext:value-type="float">
            <text:p>0,7999</text:p>
          </table:table-cell>
          <table:table-cell/>
          <table:table-cell table:style-name="ce38"/>
          <table:table-cell table:style-name="ce39" table:formula="of:=[.D23]+[.C23]" office:value-type="float" office:value="2.22554150340958" calcext:value-type="float">
            <text:p>2,2255</text:p>
          </table:table-cell>
          <table:table-cell table:style-name="ce41" table:formula="of:=2*ATANH((angle1-1)/(angle1+1))" office:value-type="float" office:value="-0.22314355131421" calcext:value-type="float">
            <text:p>-0,2231</text:p>
          </table:table-cell>
          <table:table-cell table:style-name="ce38" table:number-columns-repeated="2"/>
          <table:table-cell/>
          <table:table-cell table:formula="of:=1/SQRT(1-2^(-2*nn))" office:value-type="float" office:value="1.00000000745058" calcext:value-type="float">
            <text:p>1,0000</text:p>
          </table:table-cell>
          <table:table-cell table:formula="of:=ATANH(1/2^nn)" office:value-type="float" office:value="0.00012207031310633" calcext:value-type="float">
            <text:p>0,0001220703</text:p>
          </table:table-cell>
          <table:table-cell table:number-columns-repeated="1010"/>
        </table:table-row>
        <table:table-row table:style-name="ro5">
          <table:table-cell table:formula="of:=1+[.A15]" office:value-type="float" office:value="14" calcext:value-type="float">
            <text:p>14</text:p>
          </table:table-cell>
          <table:table-cell table:formula="of:=IF([.E15]&gt;angle1;-1;1)" office:value-type="float" office:value="1" calcext:value-type="float">
            <text:p>1</text:p>
          </table:table-cell>
          <table:table-cell table:formula="of:=KK*([.C15]+dd*[.D15]/2^nn)" office:value-type="float" office:value="1.33738478351006" calcext:value-type="float">
            <text:p>1,3374</text:p>
          </table:table-cell>
          <table:table-cell table:formula="of:=KK*([.D15]+dd*[.C15]/2^nn)" office:value-type="float" office:value="0.888030438196942" calcext:value-type="float">
            <text:p>0,8880</text:p>
          </table:table-cell>
          <table:table-cell table:formula="of:=[.E15]+dd*[.N16]" office:value-type="float" office:value="0.79994351470504" calcext:value-type="float">
            <text:p>0,7999</text:p>
          </table:table-cell>
          <table:table-cell/>
          <table:table-cell table:style-name="ce38" table:number-columns-repeated="5"/>
          <table:table-cell/>
          <table:table-cell table:formula="of:=1/SQRT(1-2^(-2*nn))" office:value-type="float" office:value="1.00000000186265" calcext:value-type="float">
            <text:p>1,0000</text:p>
          </table:table-cell>
          <table:table-cell table:formula="of:=ATANH(1/2^nn)" office:value-type="float" office:value="0.0000610351563257912" calcext:value-type="float">
            <text:p>0,0000610352</text:p>
          </table:table-cell>
          <table:table-cell table:number-columns-repeated="1010"/>
        </table:table-row>
        <table:table-row table:style-name="ro5">
          <table:table-cell table:formula="of:=1+[.A16]" office:value-type="float" office:value="15" calcext:value-type="float">
            <text:p>15</text:p>
          </table:table-cell>
          <table:table-cell table:formula="of:=IF([.E16]&gt;angle1;-1;1)" office:value-type="float" office:value="1" calcext:value-type="float">
            <text:p>1</text:p>
          </table:table-cell>
          <table:table-cell table:formula="of:=KK*([.C16]+dd*[.D16]/2^nn)" office:value-type="float" office:value="1.33741188467112" calcext:value-type="float">
            <text:p>1,3374</text:p>
          </table:table-cell>
          <table:table-cell table:formula="of:=KK*([.D16]+dd*[.C16]/2^nn)" office:value-type="float" office:value="0.888071252355096" calcext:value-type="float">
            <text:p>0,8881</text:p>
          </table:table-cell>
          <table:table-cell table:formula="of:=[.E16]+dd*[.N17]" office:value-type="float" office:value="0.799974032283175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46566" calcext:value-type="float">
            <text:p>1,0000</text:p>
          </table:table-cell>
          <table:table-cell table:formula="of:=ATANH(1/2^nn)" office:value-type="float" office:value="0.0000305175781344739" calcext:value-type="float">
            <text:p>0,0000305176</text:p>
          </table:table-cell>
          <table:table-cell table:number-columns-repeated="1010"/>
        </table:table-row>
        <table:table-row table:style-name="ro5">
          <table:table-cell table:formula="of:=1+[.A17]" office:value-type="float" office:value="16" calcext:value-type="float">
            <text:p>16</text:p>
          </table:table-cell>
          <table:table-cell table:formula="of:=IF([.E17]&gt;angle1;-1;1)" office:value-type="float" office:value="1" calcext:value-type="float">
            <text:p>1</text:p>
          </table:table-cell>
          <table:table-cell table:formula="of:=KK*([.C17]+dd*[.D17]/2^nn)" office:value-type="float" office:value="1.33742543571873" calcext:value-type="float">
            <text:p>1,3374</text:p>
          </table:table-cell>
          <table:table-cell table:formula="of:=KK*([.D17]+dd*[.C17]/2^nn)" office:value-type="float" office:value="0.888091659744321" calcext:value-type="float">
            <text:p>0,8881</text:p>
          </table:table-cell>
          <table:table-cell table:formula="of:=[.E17]+dd*[.N18]" office:value-type="float" office:value="0.799989291072238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11642" calcext:value-type="float">
            <text:p>1,0000</text:p>
          </table:table-cell>
          <table:table-cell table:formula="of:=ATANH(1/2^nn)" office:value-type="float" office:value="0.0000152587890636842" calcext:value-type="float">
            <text:p>0,0000152588</text:p>
          </table:table-cell>
          <table:table-cell table:number-columns-repeated="1010"/>
        </table:table-row>
        <table:table-row table:style-name="ro5">
          <table:table-cell table:formula="of:=1+[.A18]" office:value-type="float" office:value="17" calcext:value-type="float">
            <text:p>17</text:p>
          </table:table-cell>
          <table:table-cell table:formula="of:=IF([.E18]&gt;angle1;-1;1)" office:value-type="float" office:value="1" calcext:value-type="float">
            <text:p>1</text:p>
          </table:table-cell>
          <table:table-cell table:formula="of:=KK*([.C18]+dd*[.D18]/2^nn)" office:value-type="float" office:value="1.3374322113593" calcext:value-type="float">
            <text:p>1,3374</text:p>
          </table:table-cell>
          <table:table-cell table:formula="of:=KK*([.D18]+dd*[.C18]/2^nn)" office:value-type="float" office:value="0.888101863516474" calcext:value-type="float">
            <text:p>0,8881</text:p>
          </table:table-cell>
          <table:table-cell table:formula="of:=[.E18]+dd*[.N19]" office:value-type="float" office:value="0.79999692046677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291" calcext:value-type="float">
            <text:p>1,0000</text:p>
          </table:table-cell>
          <table:table-cell table:formula="of:=ATANH(1/2^nn)" office:value-type="float" office:value="0.00000762939453139803" calcext:value-type="float">
            <text:p>0,0000076294</text:p>
          </table:table-cell>
          <table:table-cell table:number-columns-repeated="1010"/>
        </table:table-row>
        <table:table-row table:style-name="ro5">
          <table:table-cell table:formula="of:=1+[.A19]" office:value-type="float" office:value="18" calcext:value-type="float">
            <text:p>18</text:p>
          </table:table-cell>
          <table:table-cell table:formula="of:=IF([.E19]&gt;angle1;-1;1)" office:value-type="float" office:value="1" calcext:value-type="float">
            <text:p>1</text:p>
          </table:table-cell>
          <table:table-cell table:formula="of:=KK*([.C19]+dd*[.D19]/2^nn)" office:value-type="float" office:value="1.33743559920878" calcext:value-type="float">
            <text:p>1,3374</text:p>
          </table:table-cell>
          <table:table-cell table:formula="of:=KK*([.D19]+dd*[.C19]/2^nn)" office:value-type="float" office:value="0.888106965421935" calcext:value-type="float">
            <text:p>0,8881</text:p>
          </table:table-cell>
          <table:table-cell table:formula="of:=[.E19]+dd*[.N20]" office:value-type="float" office:value="0.800000735164035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728" calcext:value-type="float">
            <text:p>1,0000</text:p>
          </table:table-cell>
          <table:table-cell table:formula="of:=ATANH(1/2^nn)" office:value-type="float" office:value="0.0000038146972656435" calcext:value-type="float">
            <text:p>0,0000038147</text:p>
          </table:table-cell>
          <table:table-cell table:number-columns-repeated="1010"/>
        </table:table-row>
        <table:table-row table:style-name="ro5">
          <table:table-cell table:formula="of:=1+[.A20]" office:value-type="float" office:value="19" calcext:value-type="float">
            <text:p>19</text:p>
          </table:table-cell>
          <table:table-cell table:formula="of:=IF([.E20]&gt;angle1;-1;1)" office:value-type="float" office:value="-1" calcext:value-type="float">
            <text:p>-1</text:p>
          </table:table-cell>
          <table:table-cell table:formula="of:=KK*([.C20]+dd*[.D20]/2^nn)" office:value-type="float" office:value="1.33743390528161" calcext:value-type="float">
            <text:p>1,3374</text:p>
          </table:table-cell>
          <table:table-cell table:formula="of:=KK*([.D20]+dd*[.C20]/2^nn)" office:value-type="float" office:value="0.888104414467589" calcext:value-type="float">
            <text:p>0,8881</text:p>
          </table:table-cell>
          <table:table-cell table:formula="of:=[.E20]+dd*[.N21]" office:value-type="float" office:value="0.799998827815403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182" calcext:value-type="float">
            <text:p>1,0000</text:p>
          </table:table-cell>
          <table:table-cell table:formula="of:=ATANH(1/2^nn)" office:value-type="float" office:value="0.00000190734863281481" calcext:value-type="float">
            <text:p>0,0000019073</text:p>
          </table:table-cell>
          <table:table-cell table:number-columns-repeated="1010"/>
        </table:table-row>
        <table:table-row table:style-name="ro5">
          <table:table-cell table:formula="of:=1+[.A21]" office:value-type="float" office:value="20" calcext:value-type="float">
            <text:p>20</text:p>
          </table:table-cell>
          <table:table-cell table:formula="of:=IF([.E21]&gt;angle1;-1;1)" office:value-type="float" office:value="1" calcext:value-type="float">
            <text:p>1</text:p>
          </table:table-cell>
          <table:table-cell table:formula="of:=KK*([.C21]+dd*[.D21]/2^nn)" office:value-type="float" office:value="1.33743475224459" calcext:value-type="float">
            <text:p>1,3374</text:p>
          </table:table-cell>
          <table:table-cell table:formula="of:=KK*([.D21]+dd*[.C21]/2^nn)" office:value-type="float" office:value="0.888105689944358" calcext:value-type="float">
            <text:p>0,8881</text:p>
          </table:table-cell>
          <table:table-cell table:formula="of:=[.E21]+dd*[.N22]" office:value-type="float" office:value="0.799999781489719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045" calcext:value-type="float">
            <text:p>1,0000</text:p>
          </table:table-cell>
          <table:table-cell table:formula="of:=ATANH(1/2^nn)" office:value-type="float" office:value="0.000000953674316406539" calcext:value-type="float">
            <text:p>0,0000009537</text:p>
          </table:table-cell>
          <table:table-cell table:number-columns-repeated="1010"/>
        </table:table-row>
        <table:table-row table:style-name="ro5">
          <table:table-cell table:formula="of:=1+[.A22]" office:value-type="float" office:value="21" calcext:value-type="float">
            <text:p>21</text:p>
          </table:table-cell>
          <table:table-cell table:formula="of:=IF([.E22]&gt;angle1;-1;1)" office:value-type="float" office:value="1" calcext:value-type="float">
            <text:p>1</text:p>
          </table:table-cell>
          <table:table-cell table:formula="of:=KK*([.C22]+dd*[.D22]/2^nn)" office:value-type="float" office:value="1.33743517572653" calcext:value-type="float">
            <text:p>1,3374</text:p>
          </table:table-cell>
          <table:table-cell table:formula="of:=KK*([.D22]+dd*[.C22]/2^nn)" office:value-type="float" office:value="0.888106327683046" calcext:value-type="float">
            <text:p>0,8881</text:p>
          </table:table-cell>
          <table:table-cell table:formula="of:=[.E22]+dd*[.N23]" office:value-type="float" office:value="0.800000258326877" calcext:value-type="float">
            <text:p>0,8000</text:p>
          </table:table-cell>
          <table:table-cell/>
          <table:table-cell table:style-name="ce37"/>
          <table:table-cell/>
          <table:table-cell table:style-name="ce38" table:number-columns-repeated="3"/>
          <table:table-cell/>
          <table:table-cell table:formula="of:=1/SQRT(1-2^(-2*nn))" office:value-type="float" office:value="1.00000000000011" calcext:value-type="float">
            <text:p>1,0000</text:p>
          </table:table-cell>
          <table:table-cell table:formula="of:=ATANH(1/2^nn)" office:value-type="float" office:value="0.000000476837158203161" calcext:value-type="float">
            <text:p>0,0000004768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37"/>
          <table:table-cell table:number-columns-repeated="1017"/>
        </table:table-row>
        <table:table-row table:style-name="ro5" table:number-rows-repeated="8">
          <table:table-cell table:number-columns-repeated="1024"/>
        </table:table-row>
        <table:table-row table:style-name="ro5" table:number-rows-repeated="15">
          <table:table-cell table:number-columns-repeated="12"/>
          <table:table-cell table:style-name="ce14"/>
          <table:table-cell table:number-columns-repeated="1011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ngle" table:base-cell-address="$HYP.$A$1" table:cell-range-address="$ROT.$K$1"/>
        <table:named-range table:name="angle1" table:base-cell-address="$HYP.$A$1" table:cell-range-address="$HYP.$K$1"/>
        <table:named-range table:name="d" table:base-cell-address="$HYP.$A$1" table:cell-range-address="$ROT.$B$1:.$B$1048576"/>
        <table:named-range table:name="dd" table:base-cell-address="$HYP.$A$1" table:cell-range-address="$HYP.$B$1:.$B$1048576"/>
        <table:named-range table:name="K" table:base-cell-address="$HYP.$A$1" table:cell-range-address="$ROT.$M$1:.$M$1048576"/>
        <table:named-range table:name="KK" table:base-cell-address="$HYP.$A$1" table:cell-range-address="$HYP.$M$1:.$M$1048576"/>
        <table:named-range table:name="n" table:base-cell-address="$HYP.$A$1" table:cell-range-address="$ROT.$A$1:.$A$1048576"/>
        <table:named-range table:name="nn" table:base-cell-address="$HYP.$A$1" table:cell-range-address="$HYP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number-style style:name="N104P0" style:volatile="true">
      <number:text>$</number:text>
      <number:number number:decimal-places="0" loext:min-decimal-places="0" number:min-integer-digits="1" number:grouping="true"/>
    </number:number-style>
    <number:number-style style:name="N104">
      <number:text>-$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</number:number-style>
    <number:number-style style:name="N106">
      <number:text>-$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$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11" loext:min-decimal-places="1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fo:font-size="8pt" style:font-name-asian="Noto Sans CJK SC Regular" style:font-family-asian="'Noto Sans CJK SC Regular'" style:font-family-generic-asian="system" style:font-pitch-asian="variable" style:font-size-asian="8pt" style:font-name-complex="FreeSans" style:font-family-complex="FreeSans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YP" style:display-name="PageStyle_HY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T" style:display-name="PageStyle_R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Ponzo</meta:initial-creator>
    <meta:creation-date>2008-11-23T04:57:02</meta:creation-date>
    <dc:date>2016-10-04T14:10:55.600477775</dc:date>
    <meta:editing-duration>PT2H7M29S</meta:editing-duration>
    <meta:editing-cycles>1</meta:editing-cycles>
    <meta:document-statistic meta:table-count="2" meta:cell-count="342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>
      <number:number number:decimal-places="4" loext:min-decimal-places="4" number:min-integer-digits="1"/>
    </number:number-style>
    <style:style style:name="ch1" style:family="chart">
      <style:graphic-properties draw:stroke="solid" svg:stroke-color="#333333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120">
      <style:chart-properties chart:display-label="true" chart:logarithmic="false" chart:minimum="1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.25pt" style:font-size-asian="8.25pt" style:font-size-complex="8.25pt"/>
    </style:style>
    <style:style style:name="ch4" style:family="chart">
      <style:graphic-properties svg:stroke-color="#c0c0c0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.25pt" style:font-size-asian="8.25pt" style:font-size-complex="8.25pt"/>
    </style:style>
    <style:style style:name="ch6" style:family="chart" style:data-style-name="N120">
      <style:chart-properties chart:symbol-type="named-symbol" chart:symbol-name="circle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246cm" chart:symbol-height="0.246cm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79cm" svg:stroke-color="#00ff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79cm" svg:stroke-color="#ff00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chart>
      <chart:chart svg:width="16.507cm" svg:height="13.918cm" xlink:href=".." xlink:type="simple" chart:class="chart:scatter" chart:style-name="ch1">
        <chart:plot-area chart:style-name="ch2" table:cell-range-address="HYP.C2:HYP.D23" svg:x="0.433cm" svg:y="0.174cm" svg:width="15.816cm" svg:height="13.744cm">
          <chartooo:coordinate-region svg:x="1.449cm" svg:y="0.332cm" svg:width="14.417cm" svg:height="13.02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HYP.D2:HYP.D23" chart:class="chart:scatter">
            <chart:domain table:cell-range-address="HYP.C2:HYP.C23"/>
            <chart:data-point chart:style-name="ch7"/>
            <chart:data-point chart:repeated="20"/>
            <chart:data-point chart:style-name="ch7"/>
          </chart:series>
          <chart:wall chart:style-name="ch8"/>
          <chart:floor chart:style-name="ch9"/>
        </chart:plot-area>
        <draw:custom-shape draw:name="Text 1" draw:style-name="gr1" draw:text-style-name="P2" svg:width="3.656cm" svg:height="0.879cm" svg:x="1.647cm" svg:y="0.696cm">
          <text:p text:style-name="P1"><text:span text:style-name="T1">start: (1.0000, 0.0000)</text:span></text:p>
          <draw:enhanced-geometry svg:viewBox="0 0 21600 21600" draw:type="mso-spt202" draw:enhanced-path="M 0 0 L 21600 0 21600 21600 0 21600 0 0 Z N"/>
        </draw:custom-shape>
        <draw:custom-shape draw:name="Text 2" draw:style-name="gr2" draw:text-style-name="P2" svg:width="3.578cm" svg:height="0.879cm" svg:x="1.783cm" svg:y="1.677cm">
          <text:p text:style-name="P1"><text:span text:style-name="T1">end: (1.3374, 0.8881)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YP.C2:HYP.C23</svg:desc>
                </draw:g>
              </table:table-cell>
              <table:table-cell office:value-type="float" office:value="0">
                <text:p>0</text:p>
                <draw:g>
                  <svg:desc>HYP.D2:HYP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470053837925">
                <text:p>1.15470053837925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3955957360182">
                <text:p>1.23955957360182</text:p>
              </table:table-cell>
              <table:table-cell office:value-type="float" office:value="0.732467020764714">
                <text:p>0.73246702076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785656846074">
                <text:p>1.28785656846074</text:p>
              </table:table-cell>
              <table:table-cell office:value-type="float" office:value="0.811526056838277">
                <text:p>0.811526056838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385844688236">
                <text:p>1.31385844688236</text:p>
              </table:table-cell>
              <table:table-cell office:value-type="float" office:value="0.852187783557199">
                <text:p>0.852187783557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733591920152">
                <text:p>1.32733591920152</text:p>
              </table:table-cell>
              <table:table-cell office:value-type="float" office:value="0.872823374115607">
                <text:p>0.872823374115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419556885061">
                <text:p>1.33419556885061</text:p>
              </table:table-cell>
              <table:table-cell office:value-type="float" office:value="0.883220140135291">
                <text:p>0.883220140135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765585306619">
                <text:p>1.33765585306619</text:p>
              </table:table-cell>
              <table:table-cell office:value-type="float" office:value="0.888438619850718">
                <text:p>0.88843861985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3592316946046">
                <text:p>1.33592316946046</text:p>
              </table:table-cell>
              <table:table-cell office:value-type="float" office:value="0.885827700346563">
                <text:p>0.885827700346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678887300484">
                <text:p>1.33678887300484</text:p>
              </table:table-cell>
              <table:table-cell office:value-type="float" office:value="0.887132735834693">
                <text:p>0.887132735834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722220269533">
                <text:p>1.33722220269533</text:p>
              </table:table-cell>
              <table:table-cell office:value-type="float" office:value="0.887785570608883">
                <text:p>0.887785570608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743898707819">
                <text:p>1.33743898707819</text:p>
              </table:table-cell>
              <table:table-cell office:value-type="float" office:value="0.888112067341015">
                <text:p>0.88811206734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733058492448">
                <text:p>1.33733058492448</text:p>
              </table:table-cell>
              <table:table-cell office:value-type="float" office:value="0.887948812361647">
                <text:p>0.887948812361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738478351006">
                <text:p>1.33738478351006</text:p>
              </table:table-cell>
              <table:table-cell office:value-type="float" office:value="0.888030438196942">
                <text:p>0.888030438196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3741188467112">
                <text:p>1.33741188467112</text:p>
              </table:table-cell>
              <table:table-cell office:value-type="float" office:value="0.888071252355096">
                <text:p>0.888071252355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742543571873">
                <text:p>1.33742543571873</text:p>
              </table:table-cell>
              <table:table-cell office:value-type="float" office:value="0.888091659744321">
                <text:p>0.888091659744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74322113593">
                <text:p>1.3374322113593</text:p>
              </table:table-cell>
              <table:table-cell office:value-type="float" office:value="0.888101863516474">
                <text:p>0.888101863516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743559920878">
                <text:p>1.33743559920878</text:p>
              </table:table-cell>
              <table:table-cell office:value-type="float" office:value="0.888106965421935">
                <text:p>0.888106965421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3743390528161">
                <text:p>1.33743390528161</text:p>
              </table:table-cell>
              <table:table-cell office:value-type="float" office:value="0.888104414467589">
                <text:p>0.888104414467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3743475224459">
                <text:p>1.33743475224459</text:p>
              </table:table-cell>
              <table:table-cell office:value-type="float" office:value="0.888105689944358">
                <text:p>0.888105689944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3743517572653">
                <text:p>1.33743517572653</text:p>
              </table:table-cell>
              <table:table-cell office:value-type="float" office:value="0.888106327683046">
                <text:p>0.888106327683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>
      <number:number number:decimal-places="4" loext:min-decimal-places="4" number:min-integer-digits="1"/>
    </number:number-style>
    <number:number-style style:name="N121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style:style style:name="ch1" style:family="chart">
      <style:graphic-properties draw:stroke="solid" svg:stroke-color="#333333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pt" style:font-size-asian="8pt" style:font-size-complex="8pt"/>
    </style:style>
    <style:style style:name="ch4" style:family="chart">
      <style:graphic-properties svg:stroke-color="#c0c0c0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333333"/>
      <style:text-properties fo:color="#333333" fo:font-family="Arial" fo:font-size="8pt" style:font-size-asian="8pt" style:font-size-complex="8pt"/>
    </style:style>
    <style:style style:name="ch6" style:family="chart" style:data-style-name="N120">
      <style:chart-properties chart:symbol-type="named-symbol" chart:symbol-name="circle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246cm" chart:symbol-height="0.246cm"/>
    </style:style>
    <style:style style:name="ch8" style:family="chart">
      <style:chart-properties chart:solid-type="cuboid" chart:symbol-type="named-symbol" chart:symbol-name="circle" chart:symbol-width="0.176cm" chart:symbol-height="0.176cm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solid" svg:stroke-width="0.053cm" svg:stroke-color="#ff00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53cm" svg:stroke-color="#00ff0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79cm" svg:stroke-color="#008080" draw:stroke-linejoin="miter" svg:stroke-linecap="square" draw:fill="solid" draw:fill-color="#ffffff" draw:textarea-horizontal-align="justify" draw:textarea-vertical-align="middle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chart>
      <chart:chart svg:width="17.507cm" svg:height="15.268cm" xlink:href=".." xlink:type="simple" chart:class="chart:scatter" chart:style-name="ch1">
        <chart:plot-area chart:style-name="ch2" table:cell-range-address="ROT.C2:ROT.D23" svg:x="0.173cm" svg:y="0.108cm" svg:width="17.333cm" svg:height="15.094cm">
          <chartooo:coordinate-region svg:x="1.711cm" svg:y="0.267cm" svg:width="15.271cm" svg:height="14.77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ROT.D2:ROT.D23" chart:class="chart:scatter">
            <chart:domain table:cell-range-address="ROT.C2:ROT.C23"/>
            <chart:data-point chart:style-name="ch7"/>
            <chart:data-point chart:repeated="11"/>
            <chart:data-point chart:style-name="ch8"/>
            <chart:data-point chart:repeated="4"/>
            <chart:data-point chart:style-name="ch7"/>
            <chart:data-point chart:repeated="4"/>
          </chart:series>
          <chart:wall chart:style-name="ch9"/>
          <chart:floor chart:style-name="ch10"/>
        </chart:plot-area>
        <draw:custom-shape draw:name="Text 1" draw:style-name="gr1" draw:text-style-name="P2" svg:width="3.657cm" svg:height="0.879cm" svg:x="0cm" svg:y="1.594cm">
          <text:p text:style-name="P1"><text:span text:style-name="T1">end: (0.0000, -1.0000)</text:span></text:p>
          <draw:enhanced-geometry svg:viewBox="0 0 21600 21600" draw:type="mso-spt202" draw:enhanced-path="M 0 0 L 21600 0 21600 21600 0 21600 0 0 Z N"/>
        </draw:custom-shape>
        <draw:custom-shape draw:name="Text 2" draw:style-name="gr2" draw:text-style-name="P2" svg:width="3.631cm" svg:height="0.879cm" svg:x="0cm" svg:y="0.8cm">
          <text:p text:style-name="P1"><text:span text:style-name="T1">start: (1.0000, 0.0000)</text:span></text:p>
          <draw:enhanced-geometry svg:viewBox="0 0 21600 21600" draw:type="mso-spt202" draw:enhanced-path="M 0 0 L 21600 0 21600 21600 0 21600 0 0 Z N"/>
        </draw:custom-shape>
        <draw:custom-shape draw:name="Text 4" draw:style-name="gr3" draw:text-style-name="P2" svg:width="3.924cm" svg:height="0.531cm" svg:x="0cm" svg:y="-0.001cm">
          <text:p text:style-name="P1"><text:span text:style-name="T2">Successive Iterates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7252935008881">
                <text:p>0.607252935008881</text:p>
                <draw:g>
                  <svg:desc>ROT.C2:ROT.C23</svg:desc>
                </draw:g>
              </table:table-cell>
              <table:table-cell office:value-type="float" office:value="0">
                <text:p>0</text:p>
                <draw:g>
                  <svg:desc>ROT.D2:ROT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7252935008881">
                <text:p>0.607252935008881</text:p>
              </table:table-cell>
              <table:table-cell office:value-type="float" office:value="0.607252935008881">
                <text:p>0.60725293500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0879402513321">
                <text:p>0.910879402513321</text:p>
              </table:table-cell>
              <table:table-cell office:value-type="float" office:value="0.30362646750444">
                <text:p>0.30362646750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6786019389432">
                <text:p>0.986786019389432</text:p>
              </table:table-cell>
              <table:table-cell office:value-type="float" office:value="0.0759066168761101">
                <text:p>0.0759066168761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6274346498945">
                <text:p>0.996274346498945</text:p>
              </table:table-cell>
              <table:table-cell office:value-type="float" office:value="-0.0474416355475688">
                <text:p>-0.0474416355475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239448720669">
                <text:p>0.999239448720669</text:p>
              </table:table-cell>
              <table:table-cell office:value-type="float" office:value="0.0148255111086152">
                <text:p>0.014825511108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702745942813">
                <text:p>0.999702745942813</text:p>
              </table:table-cell>
              <table:table-cell office:value-type="float" office:value="-0.0164007216639056">
                <text:p>-0.0164007216639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959007218811">
                <text:p>0.999959007218811</text:p>
              </table:table-cell>
              <table:table-cell office:value-type="float" office:value="-0.0007803662585492">
                <text:p>-0.0007803662585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965103830206">
                <text:p>0.999965103830206</text:p>
              </table:table-cell>
              <table:table-cell office:value-type="float" office:value="0.00703181348534776">
                <text:p>0.00703181348534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992571851633">
                <text:p>0.999992571851633</text:p>
              </table:table-cell>
              <table:table-cell office:value-type="float" office:value="0.00312569979851102">
                <text:p>0.003125699798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998676734052">
                <text:p>0.999998676734052</text:p>
              </table:table-cell>
              <table:table-cell office:value-type="float" office:value="0.0011725893066133">
                <text:p>0.0011725893066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997531627307">
                <text:p>0.999997531627307</text:p>
              </table:table-cell>
              <table:table-cell office:value-type="float" office:value="0.0021491505143614">
                <text:p>0.0021491505143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8581017207">
                <text:p>0.999998581017207</text:p>
              </table:table-cell>
              <table:table-cell office:value-type="float" office:value="0.0016608704696215">
                <text:p>0.0016608704696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998986503162">
                <text:p>0.999998986503162</text:p>
              </table:table-cell>
              <table:table-cell office:value-type="float" office:value="0.00141673019105285">
                <text:p>0.00141673019105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998813562465">
                <text:p>0.999998813562465</text:p>
              </table:table-cell>
              <table:table-cell office:value-type="float" office:value="0.00153880037983497">
                <text:p>0.0015388003798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998907483386">
                <text:p>0.999998907483386</text:p>
              </table:table-cell>
              <table:table-cell office:value-type="float" office:value="0.00147776529599937">
                <text:p>0.00147776529599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998862385568">
                <text:p>0.999998862385568</text:p>
              </table:table-cell>
              <table:table-cell office:value-type="float" office:value="0.00150828284078341">
                <text:p>0.00150828284078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998839370999">
                <text:p>0.999998839370999</text:p>
              </table:table-cell>
              <table:table-cell office:value-type="float" office:value="0.00152354161248729">
                <text:p>0.00152354161248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998827747299">
                <text:p>0.999998827747299</text:p>
              </table:table-cell>
              <table:table-cell office:value-type="float" office:value="0.00153117099816364">
                <text:p>0.00153117099816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998821906345">
                <text:p>0.999998821906345</text:p>
              </table:table-cell>
              <table:table-cell office:value-type="float" office:value="0.00153498569095748">
                <text:p>0.00153498569095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8824834097">
                <text:p>0.999998824834097</text:p>
              </table:table-cell>
              <table:table-cell office:value-type="float" office:value="0.0015330783445717">
                <text:p>0.0015330783445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99882337204">
                <text:p>0.99999882337204</text:p>
              </table:table-cell>
              <table:table-cell office:value-type="float" office:value="0.00153403201776738">
                <text:p>0.00153403201776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